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1000000314A818C88DE9782C7.jpg" manifest:media-type="image/jpeg"/>
  <manifest:file-entry manifest:full-path="Pictures/100000000000006E0000006E4D3B6DCBCFC472F1.jpg" manifest:media-type="image/jpeg"/>
  <manifest:file-entry manifest:full-path="Pictures/10000000000000D5000001F4227A0633C44F6DBA.jpg" manifest:media-type="image/jpeg"/>
  <manifest:file-entry manifest:full-path="Pictures/100000000000014E000001F4BE64D3C2AB33CD7F.jpg" manifest:media-type="image/jpeg"/>
  <manifest:file-entry manifest:full-path="Pictures/10000000000001F50000017C41260FC7E6E39434.jpg" manifest:media-type="image/jpeg"/>
  <manifest:file-entry manifest:full-path="Pictures/100000000000014B000001F4B2074485EBB8DAFA.jpg" manifest:media-type="image/jpeg"/>
  <manifest:file-entry manifest:full-path="Pictures/10000000000001F40000015C744AFA790593F20A.jpg" manifest:media-type="image/jpeg"/>
  <manifest:file-entry manifest:full-path="Pictures/10000000000001F400000171AE5C790956583EBD.jpg" manifest:media-type="image/jpeg"/>
  <manifest:file-entry manifest:full-path="Pictures/10000000000000D8000000B475D1B4FF3819799A.jpg" manifest:media-type="image/jpeg"/>
  <manifest:file-entry manifest:full-path="Pictures/100000000000014E000001F471E6B6A255D9648D.jpg" manifest:media-type="image/jpeg"/>
  <manifest:file-entry manifest:full-path="Pictures/1000000000000072000000721812748FA629B6E2.jpg" manifest:media-type="image/jpeg"/>
  <manifest:file-entry manifest:full-path="Pictures/10000000000001350000015469422DA378F3450A.jpg" manifest:media-type="image/jpeg"/>
  <manifest:file-entry manifest:full-path="Pictures/100000000000012D0000012DF819A87285A0E6F9.jpg" manifest:media-type="image/jpeg"/>
  <manifest:file-entry manifest:full-path="Pictures/1000000000000162000001F4A1E4B98234331219.jpg" manifest:media-type="image/jpeg"/>
  <manifest:file-entry manifest:full-path="Pictures/10000000000001F4000001F479AFAE92E283041E.jpg" manifest:media-type="image/jpeg"/>
  <manifest:file-entry manifest:full-path="Pictures/1000000000000062000000621A5E7A58223EB02E.jpg" manifest:media-type="image/jpeg"/>
  <manifest:file-entry manifest:full-path="Pictures/100000000000013500000187E69CC7AA327BCDA8.jpg" manifest:media-type="image/jpeg"/>
  <manifest:file-entry manifest:full-path="Pictures/10000000000001350000017B203B978D67DFF821.jpg" manifest:media-type="image/jpeg"/>
  <manifest:file-entry manifest:full-path="Pictures/10000000000003E8000007D0EF759A7C55CE53B4.jpg" manifest:media-type="image/jpeg"/>
  <manifest:file-entry manifest:full-path="Pictures/10000000000001F40000015204BF97AF18415CDB.jpg" manifest:media-type="image/jpeg"/>
  <manifest:file-entry manifest:full-path="Pictures/1000000000000132000001696B25193553512C51.jpg" manifest:media-type="image/jpeg"/>
  <manifest:file-entry manifest:full-path="Pictures/1000000000000165000001F4A54BCDF7DF4C8398.jpg" manifest:media-type="image/jpeg"/>
  <manifest:file-entry manifest:full-path="Pictures/100000000000017C000001F444AA66AB1EC26D26.jpg" manifest:media-type="image/jpeg"/>
  <manifest:file-entry manifest:full-path="Pictures/10000000000001F5000001C69B16A18485BD60A0.jpg" manifest:media-type="image/jpeg"/>
  <manifest:file-entry manifest:full-path="Pictures/1000000000000055000000B43FB54D30106F67CD.jpg" manifest:media-type="image/jpeg"/>
  <manifest:file-entry manifest:full-path="Pictures/10000000000001350000018488CE7449BB8F6E51.jpg" manifest:media-type="image/jpeg"/>
  <manifest:file-entry manifest:full-path="Pictures/10000000000001F40000019A19F68ACF680B75A2.jpg" manifest:media-type="image/jpeg"/>
  <manifest:file-entry manifest:full-path="Pictures/10000000000001350000017B7D9021C546E46E8B.jpg" manifest:media-type="image/jpeg"/>
  <manifest:file-entry manifest:full-path="Pictures/100000000000013B000001F434669E6EA1D73F70.jpg" manifest:media-type="image/jpeg"/>
  <manifest:file-entry manifest:full-path="Pictures/10000000000001F4000001F4C4C0C6156C36A8B9.jpg" manifest:media-type="image/jpeg"/>
  <manifest:file-entry manifest:full-path="Pictures/10000000000001F400000149F936D436A4B97754.jpg" manifest:media-type="image/jpeg"/>
  <manifest:file-entry manifest:full-path="Pictures/100000000000014F000001F4EC7D33DD9F4E9EBA.jpg" manifest:media-type="image/jpeg"/>
  <manifest:file-entry manifest:full-path="Pictures/1000000000000188000001F4452BAACA44180B9F.jpg" manifest:media-type="image/jpeg"/>
  <manifest:file-entry manifest:full-path="Pictures/100000000000005300000053DB3DE625CA8C9C2E.jpg" manifest:media-type="image/jpeg"/>
  <manifest:file-entry manifest:full-path="Pictures/100000000000014D000001F4FF8A8438D96F653B.jpg" manifest:media-type="image/jpeg"/>
  <manifest:file-entry manifest:full-path="Pictures/1000000000000057000000570416FB1202A14A21.jpg" manifest:media-type="image/jpeg"/>
  <manifest:file-entry manifest:full-path="Pictures/1000000000000177000001F4DE17EAEDC1A72055.jpg" manifest:media-type="image/jpeg"/>
  <manifest:file-entry manifest:full-path="Pictures/100000000000013500000173556E63344B08F7EF.jpg" manifest:media-type="image/jpeg"/>
  <manifest:file-entry manifest:full-path="Pictures/100000000000005F0000005FF3DA11E18B5518AE.jpg" manifest:media-type="image/jpeg"/>
  <manifest:file-entry manifest:full-path="Pictures/10000000000000D8000000D84C0FEA5315D6B522.jpg" manifest:media-type="image/jpeg"/>
  <manifest:file-entry manifest:full-path="Pictures/10000000000001350000017FECEFB4C334FF5C0B.jpg" manifest:media-type="image/jpeg"/>
  <manifest:file-entry manifest:full-path="Pictures/100000000000009A0000009ACE09DE99D3623C11.jpg" manifest:media-type="image/jpeg"/>
  <manifest:file-entry manifest:full-path="Pictures/10000000000000C1000000C18C8D71FDF6981A45.jpg" manifest:media-type="image/jpeg"/>
  <manifest:file-entry manifest:full-path="Pictures/100000000000012E000001330CC7978F9E1FDCDF.jpg" manifest:media-type="image/jpeg"/>
  <manifest:file-entry manifest:full-path="Pictures/100000000000009A0000009AE88A0117ADFEDC0F.jpg" manifest:media-type="image/jpeg"/>
  <manifest:file-entry manifest:full-path="Pictures/10000000000000D8000000D87317F1790B2D31B5.jpg" manifest:media-type="image/jpeg"/>
  <manifest:file-entry manifest:full-path="Pictures/100000000000008700000087075748D47D6297EB.jpg" manifest:media-type="image/jpeg"/>
  <manifest:file-entry manifest:full-path="Pictures/100000000000011500000115E4DFFAFE7D49F905.jpg" manifest:media-type="image/jpeg"/>
  <manifest:file-entry manifest:full-path="Pictures/10000000000001070000010710DAF68D9E2CDEA8.jpg" manifest:media-type="image/jpeg"/>
  <manifest:file-entry manifest:full-path="Pictures/10000000000000B8000000B82C914A1371B063F7.jpg" manifest:media-type="image/jpeg"/>
  <manifest:file-entry manifest:full-path="Pictures/100000000000013500000188F1B0ECE7B879A0EC.jpg" manifest:media-type="image/jpeg"/>
  <manifest:file-entry manifest:full-path="Pictures/100000000000013E0000013E62DEC538B859D9CD.jpg" manifest:media-type="image/jpeg"/>
  <manifest:file-entry manifest:full-path="Pictures/100000000000014300000143F4DF6C3D14A99958.jpg" manifest:media-type="image/jpeg"/>
  <manifest:file-entry manifest:full-path="Pictures/100000000000007800000078CA7792CD87E9123E.jpg" manifest:media-type="image/jpeg"/>
  <manifest:file-entry manifest:full-path="Pictures/10000000000000AA000000AA169E8A5191A9C520.jpg" manifest:media-type="image/jpeg"/>
  <manifest:file-entry manifest:full-path="Pictures/100000000000007200000072DB91A7D6C61C79BB.jpg" manifest:media-type="image/jpeg"/>
  <manifest:file-entry manifest:full-path="Pictures/100000000000008600000086762BAAE78A86E7C2.jpg" manifest:media-type="image/jpeg"/>
  <manifest:file-entry manifest:full-path="Pictures/100000000000006A0000006AF219721FE07A2F50.jpg" manifest:media-type="image/jpeg"/>
  <manifest:file-entry manifest:full-path="Pictures/100000000000006200000062B1B08EF3F658E64D.jpg" manifest:media-type="image/jpeg"/>
  <manifest:file-entry manifest:full-path="Pictures/10000000000001330000017DF5B67ACFE05D20F7.jpg" manifest:media-type="image/jpeg"/>
  <manifest:file-entry manifest:full-path="Pictures/10000000000001350000018A96FD09479BF458B8.jpg" manifest:media-type="image/jpeg"/>
  <manifest:file-entry manifest:full-path="Pictures/10000000000001290000016F94D579CE3B596153.jpg" manifest:media-type="image/jpeg"/>
  <manifest:file-entry manifest:full-path="Pictures/10000000000001240000012CFF8AE307AFA2C0BC.jpg" manifest:media-type="image/jpeg"/>
  <manifest:file-entry manifest:full-path="Pictures/1000000000000135000001855CBC67F790C5E90B.jpg" manifest:media-type="image/jpeg"/>
  <manifest:file-entry manifest:full-path="Pictures/10000000000001350000018E0BC890AF3A78DA83.jpg" manifest:media-type="image/jpeg"/>
  <manifest:file-entry manifest:full-path="Pictures/100000000000012F00000174FE5CBCF8452DAFB1.jpg" manifest:media-type="image/jpeg"/>
  <manifest:file-entry manifest:full-path="Pictures/1000000000000132000001883FF4E91938DF44E9.jpg" manifest:media-type="image/jpeg"/>
  <manifest:file-entry manifest:full-path="Pictures/10000000000001350000018E44192CF422D0D0FD.jpg" manifest:media-type="image/jpeg"/>
  <manifest:file-entry manifest:full-path="Pictures/100000000000013500000178AA0774606E7C83A8.jpg" manifest:media-type="image/jpeg"/>
  <manifest:file-entry manifest:full-path="Pictures/10000000000001350000018D615ADFC749A459FC.jpg" manifest:media-type="image/jpeg"/>
  <manifest:file-entry manifest:full-path="Pictures/100000000000012F0000017868156CB692237DBD.jpg" manifest:media-type="image/jpeg"/>
  <manifest:file-entry manifest:full-path="Pictures/10000000000001330000017D7D56C3D9E1C09F10.jpg" manifest:media-type="image/jpeg"/>
  <manifest:file-entry manifest:full-path="Pictures/10000000000001350000018EEC0A91278ECE13FD.jpg" manifest:media-type="image/jpeg"/>
  <manifest:file-entry manifest:full-path="Pictures/100000000000004F0000004FB6F5806EDC0503ED.jpg" manifest:media-type="image/jpeg"/>
  <manifest:file-entry manifest:full-path="Pictures/100000000000012B00000164B59B3B3A8A16F390.jpg" manifest:media-type="image/jpeg"/>
  <manifest:file-entry manifest:full-path="Pictures/TablePreview1.svm" manifest:media-type=""/>
  <manifest:file-entry manifest:full-path="Pictures/10000001000006DD000001DB85C0E9F4814E764A.png" manifest:media-type="image/png"/>
  <manifest:file-entry manifest:full-path="Pictures/10000000000003E8000007D0CD09A6DC1EA0CFB1.jpg" manifest:media-type="image/jpeg"/>
  <manifest:file-entry manifest:full-path="Pictures/10000000000003E8000007D04056E168BDB5F6C3.jpg" manifest:media-type="image/jpeg"/>
  <manifest:file-entry manifest:full-path="Pictures/10000000000003E8000007D029A87A62CFF7F378.jpg" manifest:media-type="image/jpeg"/>
  <manifest:file-entry manifest:full-path="Pictures/10000000000003E8000007D01C310F5E0EA071AF.jpg" manifest:media-type="image/jpeg"/>
  <manifest:file-entry manifest:full-path="Pictures/10000000000003E8000007D0009B0638A7B2F42D.jpg" manifest:media-type="image/jpeg"/>
  <manifest:file-entry manifest:full-path="Pictures/10000000000003E8000007D032C4B5F6B0D71A69.jpg" manifest:media-type="image/jpeg"/>
  <manifest:file-entry manifest:full-path="Pictures/10000000000003E8000007D0010CD04F7A67F3C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7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322cm" fo:min-width="3.755cm"/>
      <style:paragraph-properties style:writing-mode="lr-tb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1.321cm" fo:min-width="3.755cm"/>
      <style:paragraph-properties style:writing-mode="lr-tb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1.322cm" fo:min-width="3.755cm"/>
      <style:paragraph-properties style:writing-mode="lr-tb"/>
    </style:style>
    <style:style style:name="gr11" style:family="graphic" style:parent-style-name="standard">
      <style:graphic-properties svg:stroke-width="0.053cm" svg:stroke-color="#bf0041" draw:marker-start-width="0.28cm" draw:marker-end-width="0.28cm" draw:fill="none" draw:textarea-horizontal-align="justify" draw:textarea-vertical-align="middle" draw:auto-grow-height="false" fo:min-height="4.298cm" fo:min-width="4.777cm" fo:padding-top="0.152cm" fo:padding-bottom="0.152cm" fo:padding-left="0.277cm" fo:padding-right="0.2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372cm"/>
      <style:paragraph-properties style:writing-mode="lr-tb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1.323cm" fo:min-width="3.754cm"/>
      <style:paragraph-properties style:writing-mode="lr-tb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1.322cm" fo:min-width="3.754cm"/>
      <style:paragraph-properties style:writing-mode="lr-tb"/>
    </style:style>
    <style:style style:name="gr15" style:family="graphic" style:parent-style-name="standard">
      <style:graphic-properties draw:fill-color="#ffd428" draw:textarea-horizontal-align="justify" draw:textarea-vertical-align="middle" draw:auto-grow-height="false" fo:min-height="1.323cm" fo:min-width="3.754cm"/>
      <style:paragraph-properties style:writing-mode="lr-tb"/>
    </style:style>
    <style:style style:name="gr16" style:family="graphic" style:parent-style-name="standard">
      <style:graphic-properties draw:fill-color="#ff860d" draw:textarea-horizontal-align="justify" draw:textarea-vertical-align="middle" draw:auto-grow-height="false" fo:min-height="1.322cm" fo:min-width="3.754cm"/>
      <style:paragraph-properties style:writing-mode="lr-tb"/>
    </style:style>
    <style:style style:name="gr17" style:family="graphic" style:parent-style-name="standard">
      <style:graphic-properties draw:fill-color="#ff5429" draw:textarea-horizontal-align="justify" draw:textarea-vertical-align="middle" draw:auto-grow-height="false" fo:min-height="1.323cm" fo:min-width="3.754cm"/>
      <style:paragraph-properties style:writing-mode="lr-tb"/>
    </style:style>
    <style:style style:name="gr18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0.8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4cm" fo:min-width="1.662cm"/>
      <style:paragraph-properties style:writing-mode="lr-tb"/>
    </style:style>
    <style:style style:name="gr21" style:family="graphic" style:parent-style-name="standard">
      <style:graphic-properties svg:stroke-width="0.053cm" svg:stroke-color="#bf0041" draw:marker-start-width="0.28cm" draw:marker-end-width="0.28cm" draw:fill="none" draw:textarea-horizontal-align="justify" draw:textarea-vertical-align="middle" draw:auto-grow-height="false" fo:min-height="4.298cm" fo:min-width="6.568cm" fo:padding-top="0.152cm" fo:padding-bottom="0.152cm" fo:padding-left="0.277cm" fo:padding-right="0.277cm"/>
    </style:style>
    <style:style style:name="gr22" style:family="graphic" style:parent-style-name="standard">
      <style:graphic-properties draw:fill-color="#ff860d" draw:textarea-horizontal-align="justify" draw:textarea-vertical-align="middle" draw:auto-grow-height="false" fo:min-height="1.323cm" fo:min-width="3.754cm"/>
      <style:paragraph-properties style:writing-mode="lr-tb"/>
    </style:style>
    <style:style style:name="gr23" style:family="graphic" style:parent-style-name="standard">
      <style:graphic-properties draw:fill-color="#ffd428" draw:textarea-horizontal-align="justify" draw:textarea-vertical-align="middle" draw:auto-grow-height="false" fo:min-height="1.322cm" fo:min-width="3.75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3.755cm"/>
      <style:paragraph-properties style:writing-mode="lr-tb"/>
    </style:style>
    <style:style style:name="gr25" style:family="graphic" style:parent-style-name="standard">
      <style:graphic-properties draw:fill-color="#999999" draw:textarea-horizontal-align="justify" draw:textarea-vertical-align="middle" draw:auto-grow-height="false" fo:min-height="0cm" fo:min-width="3.755cm"/>
      <style:paragraph-properties style:writing-mode="lr-tb"/>
    </style:style>
    <style:style style:name="gr26" style:family="graphic" style:parent-style-name="standard">
      <style:graphic-properties draw:fill-color="#a1467e" draw:textarea-horizontal-align="justify" draw:textarea-vertical-align="middle" draw:auto-grow-height="false" fo:min-height="1.322cm" fo:min-width="3.755cm"/>
      <style:paragraph-properties style:writing-mode="lr-tb"/>
    </style:style>
    <style:style style:name="gr27" style:family="graphic" style:parent-style-name="standard">
      <style:graphic-properties svg:stroke-width="0.053cm" svg:stroke-color="#00a933" draw:marker-start-width="0.28cm" draw:marker-end-width="0.28cm" draw:fill="none" draw:textarea-horizontal-align="justify" draw:textarea-vertical-align="middle" draw:auto-grow-height="false" fo:min-height="4.298cm" fo:min-width="6.568cm" fo:padding-top="0.152cm" fo:padding-bottom="0.152cm" fo:padding-left="0.277cm" fo:padding-right="0.277cm"/>
    </style:style>
    <style:style style:name="gr28" style:family="graphic" style:parent-style-name="objectwithoutfill">
      <style:graphic-properties svg:stroke-width="0.106cm" svg:stroke-color="#000000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053cm" svg:stroke-color="#bf0041" draw:marker-start-width="0.28cm" draw:marker-end-width="0.28cm" draw:fill="none" draw:textarea-horizontal-align="justify" draw:textarea-vertical-align="middle" draw:auto-grow-height="false" fo:min-height="4.39cm" fo:min-width="3.206cm" fo:padding-top="0.152cm" fo:padding-bottom="0.152cm" fo:padding-left="0.277cm" fo:padding-right="0.277cm"/>
    </style:style>
    <style:style style:name="gr30" style:family="graphic" style:parent-style-name="standard">
      <style:graphic-properties draw:fill-color="#999999" draw:textarea-horizontal-align="justify" draw:textarea-vertical-align="middle" draw:auto-grow-height="false" fo:min-height="1.236cm" fo:min-width="3.51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34cm" fo:min-width="3.519cm"/>
      <style:paragraph-properties style:writing-mode="lr-tb"/>
    </style:style>
    <style:style style:name="gr32" style:family="graphic" style:parent-style-name="standard">
      <style:graphic-properties draw:fill-color="#999999" draw:textarea-horizontal-align="justify" draw:textarea-vertical-align="middle" draw:auto-grow-height="false" fo:min-height="1.234cm" fo:min-width="3.519cm"/>
      <style:paragraph-properties style:writing-mode="lr-tb"/>
    </style:style>
    <style:style style:name="gr33" style:family="graphic" style:parent-style-name="standard">
      <style:graphic-properties draw:fill-color="#999999" draw:textarea-horizontal-align="justify" draw:textarea-vertical-align="middle" draw:auto-grow-height="false" fo:min-height="1.235cm" fo:min-width="3.519cm"/>
      <style:paragraph-properties style:writing-mode="lr-tb"/>
    </style:style>
    <style:style style:name="gr34" style:family="graphic" style:parent-style-name="standard">
      <style:graphic-properties svg:stroke-width="0.053cm" svg:stroke-color="#bf0041" draw:marker-start-width="0.28cm" draw:marker-end-width="0.28cm" draw:fill="none" draw:textarea-horizontal-align="justify" draw:textarea-vertical-align="middle" draw:auto-grow-height="false" fo:min-height="4.043cm" fo:min-width="6.172cm" fo:padding-top="0.152cm" fo:padding-bottom="0.152cm" fo:padding-left="0.277cm" fo:padding-right="0.277cm"/>
    </style:style>
    <style:style style:name="gr35" style:family="graphic" style:parent-style-name="standard">
      <style:graphic-properties draw:fill-color="#999999" draw:textarea-horizontal-align="justify" draw:textarea-vertical-align="middle" draw:auto-grow-height="false" fo:min-height="1.234cm" fo:min-width="3.518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3.519cm"/>
      <style:paragraph-properties style:writing-mode="lr-tb"/>
    </style:style>
    <style:style style:name="gr37" style:family="graphic" style:parent-style-name="standard">
      <style:graphic-properties draw:fill-color="#999999" draw:textarea-horizontal-align="justify" draw:textarea-vertical-align="middle" draw:auto-grow-height="false" fo:min-height="0cm" fo:min-width="3.519cm"/>
      <style:paragraph-properties style:writing-mode="lr-tb"/>
    </style:style>
    <style:style style:name="gr38" style:family="graphic" style:parent-style-name="standard">
      <style:graphic-properties draw:fill-color="#999999" draw:textarea-horizontal-align="justify" draw:textarea-vertical-align="middle" draw:auto-grow-height="false" fo:min-height="0cm" fo:min-width="3.518cm"/>
      <style:paragraph-properties style:writing-mode="lr-tb"/>
    </style:style>
    <style:style style:name="gr39" style:family="graphic" style:parent-style-name="standard">
      <style:graphic-properties draw:fill-color="#a1467e" draw:textarea-horizontal-align="justify" draw:textarea-vertical-align="middle" draw:auto-grow-height="false" fo:min-height="1.235cm" fo:min-width="3.519cm"/>
      <style:paragraph-properties style:writing-mode="lr-tb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 fo:min-height="1.233cm" fo:min-width="3.519cm"/>
      <style:paragraph-properties style:writing-mode="lr-tb"/>
    </style:style>
    <style:style style:name="gr41" style:family="graphic" style:parent-style-name="standard">
      <style:graphic-properties svg:stroke-width="0.053cm" svg:stroke-color="#00a933" draw:marker-start-width="0.28cm" draw:marker-end-width="0.28cm" draw:fill="none" draw:textarea-horizontal-align="justify" draw:textarea-vertical-align="middle" draw:auto-grow-height="false" fo:min-height="4.043cm" fo:min-width="6.173cm" fo:padding-top="0.152cm" fo:padding-bottom="0.152cm" fo:padding-left="0.277cm" fo:padding-right="0.277cm"/>
    </style:style>
    <style:style style:name="gr42" style:family="graphic" style:parent-style-name="standard">
      <style:graphic-properties draw:fill-color="#999999" draw:textarea-horizontal-align="justify" draw:textarea-vertical-align="middle" draw:auto-grow-height="false" fo:min-height="1.235cm" fo:min-width="3.518cm"/>
      <style:paragraph-properties style:writing-mode="lr-tb"/>
    </style:style>
    <style:style style:name="gr43" style:family="graphic" style:parent-style-name="standard">
      <style:graphic-properties svg:stroke-width="0.053cm" svg:stroke-color="#bf0041" draw:marker-start-width="0.28cm" draw:marker-end-width="0.28cm" draw:fill="none" draw:textarea-horizontal-align="justify" draw:textarea-vertical-align="middle" draw:auto-grow-height="false" fo:min-height="4.129cm" fo:min-width="2.996cm" fo:padding-top="0.152cm" fo:padding-bottom="0.152cm" fo:padding-left="0.277cm" fo:padding-right="0.277cm"/>
    </style:style>
    <style:style style:name="gr44" style:family="graphic" style:parent-style-name="standard">
      <style:graphic-properties svg:stroke-width="0.106cm" svg:stroke-color="#acb20c" draw:marker-start-width="0.359cm" draw:marker-end-width="0.359cm" draw:fill="none" draw:textarea-horizontal-align="justify" draw:textarea-vertical-align="middle" draw:auto-grow-height="false" fo:min-height="4.785cm" fo:min-width="22.022cm" fo:padding-top="0.178cm" fo:padding-bottom="0.178cm" fo:padding-left="0.303cm" fo:padding-right="0.3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93cm" fo:min-width="3.372cm"/>
      <style:paragraph-properties style:writing-mode="lr-tb"/>
    </style:style>
    <style:style style:name="gr46" style:family="graphic" style:parent-style-name="objectwithoutfill">
      <style:graphic-properties svg:stroke-width="0.106cm" svg:stroke-color="#00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3cm" fo:min-width="3.372cm"/>
      <style:paragraph-properties style:writing-mode="lr-tb"/>
    </style:style>
    <style:style style:name="gr48" style:family="graphic" style:parent-style-name="standard">
      <style:graphic-properties draw:fill-color="#ff860d" draw:textarea-horizontal-align="justify" draw:textarea-vertical-align="middle" draw:auto-grow-height="false" fo:min-height="1.236cm" fo:min-width="3.517cm"/>
      <style:paragraph-properties style:writing-mode="lr-tb"/>
    </style:style>
    <style:style style:name="gr49" style:family="graphic" style:parent-style-name="standard">
      <style:graphic-properties draw:fill-color="#ffd428" draw:textarea-horizontal-align="justify" draw:textarea-vertical-align="middle" draw:auto-grow-height="false" fo:min-height="1.235cm" fo:min-width="3.518cm"/>
      <style:paragraph-properties style:writing-mode="lr-tb"/>
    </style:style>
    <style:style style:name="gr50" style:family="graphic" style:parent-style-name="standard">
      <style:graphic-properties draw:fill-color="#ff5429" draw:textarea-horizontal-align="justify" draw:textarea-vertical-align="middle" draw:auto-grow-height="false" fo:min-height="1.236cm" fo:min-width="3.5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4cm" fo:min-width="0.85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1.662cm"/>
      <style:paragraph-properties style:writing-mode="lr-tb"/>
    </style:style>
    <style:style style:name="gr53" style:family="graphic" style:parent-style-name="Object_20_with_20_no_20_fill_20_and_20_no_20_line">
      <style:graphic-properties draw:stroke="none" svg:stroke-color="#81d41a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3.673cm" fo:min-width="3.399cm" fo:padding-top="0.178cm" fo:padding-bottom="0.178cm" fo:padding-left="0.303cm" fo:padding-right="0.303cm"/>
    </style:style>
    <style:style style:name="gr55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2.846cm" fo:min-width="2.715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1.904cm" fo:min-width="1.738cm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3.372cm"/>
      <style:paragraph-properties style:writing-mode="lr-tb"/>
    </style:style>
    <style:style style:name="gr58" style:family="graphic" style:parent-style-name="standard">
      <style:graphic-properties svg:stroke-width="0.106cm" svg:stroke-color="#acb20c" draw:marker-start-width="0.359cm" draw:marker-end-width="0.359cm" draw:fill="solid" draw:fill-color="#d4ea6b" draw:textarea-horizontal-align="justify" draw:textarea-vertical-align="middle" draw:auto-grow-height="false" fo:min-height="1.16cm" fo:min-width="3.236cm" fo:padding-top="0.178cm" fo:padding-bottom="0.178cm" fo:padding-left="0.303cm" fo:padding-right="0.303cm"/>
      <style:paragraph-properties style:writing-mode="lr-tb"/>
    </style:style>
    <style:style style:name="gr59" style:family="graphic" style:parent-style-name="standard">
      <style:graphic-properties svg:stroke-width="0.106cm" svg:stroke-color="#acb20c" draw:marker-start-width="0.359cm" draw:marker-end-width="0.359cm" draw:fill="solid" draw:fill-color="#d4ea6b" draw:textarea-horizontal-align="justify" draw:textarea-vertical-align="middle" draw:auto-grow-height="false" fo:min-height="1.16cm" fo:min-width="3.26cm" fo:padding-top="0.178cm" fo:padding-bottom="0.178cm" fo:padding-left="0.303cm" fo:padding-right="0.303cm"/>
      <style:paragraph-properties style:writing-mode="lr-tb"/>
    </style:style>
    <style:style style:name="gr60" style:family="graphic" style:parent-style-name="standard">
      <style:graphic-properties svg:stroke-width="0.106cm" svg:stroke-color="#acb20c" draw:marker-start-width="0.359cm" draw:marker-end-width="0.359cm" draw:fill="solid" draw:fill-color="#d4ea6b" draw:textarea-horizontal-align="justify" draw:textarea-vertical-align="middle" draw:auto-grow-height="false" fo:min-height="1.159cm" fo:min-width="3.26cm" fo:padding-top="0.178cm" fo:padding-bottom="0.178cm" fo:padding-left="0.303cm" fo:padding-right="0.303cm"/>
      <style:paragraph-properties style:writing-mode="lr-tb"/>
    </style:style>
    <style:style style:name="gr61" style:family="graphic" style:parent-style-name="standard">
      <style:graphic-properties draw:fill-color="#468a1a" draw:textarea-horizontal-align="justify" draw:textarea-vertical-align="middle" draw:auto-grow-height="false" fo:min-height="1.235cm" fo:min-width="8.196cm"/>
      <style:paragraph-properties style:writing-mode="lr-tb"/>
    </style:style>
    <style:style style:name="gr62" style:family="graphic" style:parent-style-name="objectwithoutfill">
      <style:graphic-properties svg:stroke-width="0.106cm" svg:stroke-color="#000000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fill-color="#808080" draw:textarea-horizontal-align="justify" draw:textarea-vertical-align="middle" draw:auto-grow-height="false" fo:min-height="1.655cm" fo:min-width="4.58cm"/>
      <style:paragraph-properties style:writing-mode="lr-tb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4.02cm, 0.003cm, 10.426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4.022cm, 0.003cm, 10.425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4.018cm, 0.003cm, 10.429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3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60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88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44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519cm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082cm, -0.238cm, 4.653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171cm, 0.103cm, 4.75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176cm, 0.005cm, 4.466cm, 0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49cm, 0cm, 5.295cm, 0cm)" draw:image-opacity="100%" style:mirror="none"/>
    </style:style>
    <style:style style:name="co1" style:family="table-column">
      <style:table-column-properties style:column-width="1.305cm" style:use-optimal-column-width="false"/>
    </style:style>
    <style:style style:name="co2" style:family="table-column">
      <style:table-column-properties style:column-width="1.403cm" style:use-optimal-column-width="false"/>
    </style:style>
    <style:style style:name="ro1" style:family="table-row">
      <style:table-row-properties style:row-height="1.145cm" style:use-optimal-row-height="false"/>
    </style:style>
    <style:style style:name="ro2" style:family="table-row">
      <style:table-row-properties style:row-height="1.143cm" style:use-optimal-row-height="false"/>
    </style:style>
    <style:style style:name="ce1" style:family="table-cell">
      <loext:graphic-properties draw:fill="solid" draw:fill-color="#bbe33d" draw:textarea-vertical-align="middle"/>
      <style:paragraph-properties fo:text-align="center" fo:border="0.03pt solid #ffffff"/>
      <style:text-properties style:font-name="Times New Roman" fo:font-size="14pt" style:font-size-asian="14pt" style:font-size-complex="14pt"/>
    </style:style>
    <style:style style:name="ce2" style:family="table-cell">
      <loext:graphic-properties draw:fill="solid" draw:fill-color="#bbe33d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Times New Roman" fo:font-size="14pt" style:font-size-asian="14pt" style:font-size-complex="14pt"/>
    </style:style>
    <style:style style:name="ce3" style:family="table-cell">
      <loext:graphic-properties draw:fill="solid" draw:fill-color="#5eb91e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Times New Roman" fo:font-size="14pt" style:font-size-asian="14pt" style:font-size-complex="14pt"/>
    </style:style>
    <style:style style:name="ce4" style:family="table-cell">
      <loext:graphic-properties draw:fill="solid" draw:fill-color="#468a1a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Times New Roman" fo:font-size="14pt" style:font-size-asian="14pt" style:font-size-complex="14pt"/>
    </style:style>
    <style:style style:name="ce5" style:family="table-cell">
      <loext:graphic-properties draw:fill="solid" draw:fill-color="#395511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Times New Roman"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style:font-name="Times New Roman"/>
    </style:style>
    <style:style style:name="P5" style:family="paragraph">
      <loext:graphic-properties draw:fill-color="#999999"/>
      <style:paragraph-properties fo:text-align="center" style:writing-mode="lr-tb"/>
      <style:text-properties style:font-name="Times New Roman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" fo:font-size="14pt" style:font-size-asian="14pt" style:font-size-complex="14pt"/>
    </style:style>
    <style:style style:name="P7" style:family="paragraph">
      <loext:graphic-properties draw:fill-color="#ffd428"/>
      <style:paragraph-properties fo:text-align="center" style:writing-mode="lr-tb"/>
      <style:text-properties style:font-name="Times New Roman"/>
    </style:style>
    <style:style style:name="P8" style:family="paragraph">
      <loext:graphic-properties draw:fill-color="#ff860d"/>
      <style:paragraph-properties fo:text-align="center" style:writing-mode="lr-tb"/>
      <style:text-properties style:font-name="Times New Roman"/>
    </style:style>
    <style:style style:name="P9" style:family="paragraph">
      <loext:graphic-properties draw:fill-color="#ff5429"/>
      <style:paragraph-properties fo:text-align="center" style:writing-mode="lr-tb"/>
      <style:text-properties style:font-name="Times New Roman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11" style:family="paragraph">
      <loext:graphic-properties draw:fill-color="#a1467e"/>
      <style:paragraph-properties fo:text-align="center" style:writing-mode="lr-tb"/>
      <style:text-properties style:font-name="Times New Roman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14" style:family="paragraph">
      <loext:graphic-properties draw:fill="solid" draw:fill-color="#d4ea6b"/>
      <style:paragraph-properties fo:text-align="center" style:writing-mode="lr-tb"/>
      <style:text-properties style:font-name="Times New Roman"/>
    </style:style>
    <style:style style:name="P15" style:family="paragraph">
      <loext:graphic-properties draw:fill-color="#468a1a"/>
      <style:paragraph-properties fo:text-align="center" style:writing-mode="lr-tb"/>
      <style:text-properties style:font-name="Times New Roman"/>
    </style:style>
    <style:style style:name="P16" style:family="paragraph">
      <style:paragraph-properties fo:text-align="center" style:writing-mode="lr-tb"/>
      <style:text-properties style:font-name="Times New Roman" fo:font-size="14pt"/>
    </style:style>
    <style:style style:name="P17" style:family="paragraph">
      <loext:graphic-properties draw:fill-color="#808080"/>
      <style:paragraph-properties fo:text-align="center" style:writing-mode="lr-tb"/>
      <style:text-properties style:font-name="Times New Roman" fo:font-size="14pt"/>
    </style:style>
    <style:style style:name="P18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9" style:family="paragraph">
      <loext:graphic-properties draw:fill="none"/>
      <style:paragraph-properties fo:text-align="center" style:writing-mode="lr-tb"/>
      <style:text-properties style:font-name="Times New Roman"/>
    </style:style>
    <style:style style:name="P20" style:family="paragraph">
      <loext:graphic-properties draw:fill="none" draw:fill-color="#ffffff"/>
      <style:paragraph-properties style:writing-mode="lr-tb"/>
      <style:text-properties style:font-name="Times New Roman" fo:font-size="13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173cm" svg:height="4.177cm" svg:x="1.015cm" svg:y="1.773cm">
            <draw:image xlink:href="Pictures/10000000000000D5000001F4227A0633C44F6DBA.jpg" xlink:type="simple" xlink:show="embed" xlink:actuate="onLoad" draw:mime-type="image/jpeg">
              <text:p/>
            </draw:image>
          </draw:frame>
          <draw:frame draw:style-name="gr1" draw:text-style-name="P1" draw:layer="layout" svg:width="4.177cm" svg:height="4.177cm" svg:x="5.263cm" svg:y="1.773cm">
            <draw:image xlink:href="Pictures/100000000000014B000001F4B2074485EBB8DAFA.jpg" xlink:type="simple" xlink:show="embed" xlink:actuate="onLoad" draw:mime-type="image/jpeg">
              <text:p/>
            </draw:image>
          </draw:frame>
          <draw:frame draw:style-name="gr1" draw:text-style-name="P1" draw:layer="layout" svg:width="4.176cm" svg:height="4.177cm" svg:x="9.517cm" svg:y="1.773cm">
            <draw:image xlink:href="Pictures/10000000000001F50000017C41260FC7E6E39434.jpg" xlink:type="simple" xlink:show="embed" xlink:actuate="onLoad" draw:mime-type="image/jpeg">
              <text:p/>
            </draw:image>
          </draw:frame>
          <draw:frame draw:style-name="gr1" draw:text-style-name="P1" draw:layer="layout" svg:width="4.177cm" svg:height="4.178cm" svg:x="5.265cm" svg:y="6.006cm">
            <draw:image xlink:href="Pictures/10000000000001F400000171AE5C790956583EBD.jpg" xlink:type="simple" xlink:show="embed" xlink:actuate="onLoad" draw:mime-type="image/jpeg">
              <text:p/>
            </draw:image>
          </draw:frame>
          <draw:frame draw:style-name="gr1" draw:text-style-name="P1" draw:layer="layout" svg:width="4.176cm" svg:height="4.178cm" svg:x="1.012cm" svg:y="6.006cm">
            <draw:image xlink:href="Pictures/100000000000014E000001F471E6B6A255D9648D.jpg" xlink:type="simple" xlink:show="embed" xlink:actuate="onLoad" draw:mime-type="image/jpeg">
              <text:p/>
            </draw:image>
          </draw:frame>
          <draw:frame draw:style-name="gr1" draw:text-style-name="P1" draw:layer="layout" svg:width="4.176cm" svg:height="4.178cm" svg:x="9.517cm" svg:y="6.006cm">
            <draw:image xlink:href="Pictures/100000000000014E000001F4BE64D3C2AB33CD7F.jpg" xlink:type="simple" xlink:show="embed" xlink:actuate="onLoad" draw:mime-type="image/jpeg">
              <text:p/>
            </draw:image>
          </draw:frame>
          <draw:frame draw:style-name="gr1" draw:text-style-name="P1" draw:layer="layout" svg:width="4.177cm" svg:height="4.179cm" svg:x="1cm" svg:y="10.239cm">
            <draw:image xlink:href="Pictures/10000000000001F40000015C744AFA790593F20A.jpg" xlink:type="simple" xlink:show="embed" xlink:actuate="onLoad" draw:mime-type="image/jpeg">
              <text:p/>
            </draw:image>
          </draw:frame>
          <draw:frame draw:style-name="gr1" draw:text-style-name="P1" draw:layer="layout" svg:width="4.176cm" svg:height="4.177cm" svg:x="5.272cm" svg:y="10.231cm">
            <draw:image xlink:href="Pictures/1000000000000072000000721812748FA629B6E2.jpg" xlink:type="simple" xlink:show="embed" xlink:actuate="onLoad" draw:mime-type="image/jpeg">
              <text:p/>
            </draw:image>
          </draw:frame>
          <draw:frame draw:style-name="gr1" draw:text-style-name="P1" draw:layer="layout" svg:width="4.177cm" svg:height="4.177cm" svg:x="9.523cm" svg:y="10.231cm">
            <draw:image xlink:href="Pictures/1000000000000162000001F4A1E4B98234331219.jpg" xlink:type="simple" xlink:show="embed" xlink:actuate="onLoad" draw:mime-type="image/jpeg">
              <text:p/>
            </draw:image>
          </draw:frame>
          <draw:frame draw:style-name="gr2" draw:text-style-name="P1" draw:layer="layout" svg:width="4.176cm" svg:height="4.177cm" svg:x="1.007cm" svg:y="14.487cm">
            <draw:image xlink:href="Pictures/10000000000001F4000001F479AFAE92E283041E.jpg" xlink:type="simple" xlink:show="embed" xlink:actuate="onLoad" draw:mime-type="image/jpeg">
              <text:p/>
            </draw:image>
          </draw:frame>
          <draw:frame draw:style-name="gr1" draw:text-style-name="P1" draw:layer="layout" svg:width="4.176cm" svg:height="4.179cm" svg:x="5.272cm" svg:y="14.482cm">
            <draw:image xlink:href="Pictures/10000000000001F40000015204BF97AF18415CDB.jpg" xlink:type="simple" xlink:show="embed" xlink:actuate="onLoad" draw:mime-type="image/jpeg">
              <text:p/>
            </draw:image>
          </draw:frame>
          <draw:frame draw:style-name="gr1" draw:text-style-name="P1" draw:layer="layout" svg:width="4.177cm" svg:height="4.179cm" svg:x="9.523cm" svg:y="14.482cm">
            <draw:image xlink:href="Pictures/100000000000017C000001F444AA66AB1EC26D26.jpg" xlink:type="simple" xlink:show="embed" xlink:actuate="onLoad" draw:mime-type="image/jpeg">
              <text:p/>
            </draw:image>
          </draw:frame>
          <draw:g>
            <draw:frame draw:style-name="gr3" draw:text-style-name="P1" draw:layer="layout" svg:width="4.166cm" svg:height="4.166cm" svg:x="22.774cm" svg:y="1.735cm">
              <draw:image xlink:href="Pictures/10000000000001F5000001C69B16A18485BD60A0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18.475cm" svg:y="1.735cm">
              <draw:image xlink:href="Pictures/1000000000000055000000B43FB54D30106F67CD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14.202cm" svg:y="1.735cm">
              <draw:image xlink:href="Pictures/1000000000000165000001F4A54BCDF7DF4C8398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22.768cm" svg:y="14.486cm">
              <draw:image xlink:href="Pictures/10000000000000D8000000B475D1B4FF3819799A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14.208cm" svg:y="6.003cm">
              <draw:image xlink:href="Pictures/10000000000001F40000019A19F68ACF680B75A2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22.774cm" svg:y="6.003cm">
              <draw:image xlink:href="Pictures/100000000000013B000001F434669E6EA1D73F70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18.475cm" svg:y="6.003cm">
              <draw:image xlink:href="Pictures/10000000000001F400000149F936D436A4B97754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14.208cm" svg:y="10.219cm">
              <draw:image xlink:href="Pictures/100000000000014F000001F4EC7D33DD9F4E9EBA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18.475cm" svg:y="10.219cm">
              <draw:image xlink:href="Pictures/1000000000000188000001F4452BAACA44180B9F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22.768cm" svg:y="10.219cm">
              <draw:image xlink:href="Pictures/10000000000001F4000001F4C4C0C6156C36A8B9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18.475cm" svg:y="14.486cm">
              <draw:image xlink:href="Pictures/100000000000014D000001F4FF8A8438D96F653B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4.166cm" svg:height="4.166cm" svg:x="14.208cm" svg:y="14.486cm">
              <draw:image xlink:href="Pictures/1000000000000177000001F4DE17EAEDC1A72055.jpg" xlink:type="simple" xlink:show="embed" xlink:actuate="onLoad" draw:mime-type="image/jpeg">
                <text:p/>
              </draw:image>
            </draw:frame>
          </draw:g>
          <draw:line draw:style-name="gr4" draw:text-style-name="P1" draw:layer="layout" svg:x1="13.992cm" svg:y1="18.651cm" svg:x2="13.878cm" svg:y2="1.735cm">
            <text:p/>
          </draw:line>
        </draw:g>
      </draw:page>
      <draw:page draw:name="page2" draw:style-name="dp1" draw:master-page-name="Default">
        <draw:frame draw:style-name="gr1" draw:text-style-name="P1" draw:layer="layout" svg:width="3.213cm" svg:height="3.193cm" svg:x="1.27cm" svg:y="7.939cm">
          <draw:image xlink:href="Pictures/100000000000005F0000005FF3DA11E18B5518AE.jpg" xlink:type="simple" xlink:show="embed" xlink:actuate="onLoad" draw:mime-type="image/jpeg">
            <text:p/>
          </draw:image>
        </draw:frame>
        <draw:frame draw:style-name="gr1" draw:text-style-name="P1" draw:layer="layout" svg:width="3.213cm" svg:height="3.175cm" svg:x="1.27cm" svg:y="1.571cm">
          <draw:image xlink:href="Pictures/10000000000000D8000000D84C0FEA5315D6B522.jpg" xlink:type="simple" xlink:show="embed" xlink:actuate="onLoad" draw:mime-type="image/jpeg">
            <text:p/>
          </draw:image>
        </draw:frame>
        <draw:frame draw:style-name="gr1" draw:text-style-name="P1" draw:layer="layout" svg:width="3.213cm" svg:height="3.191cm" svg:x="1.27cm" svg:y="4.76cm">
          <draw:image xlink:href="Pictures/100000000000009A0000009ACE09DE99D3623C11.jpg" xlink:type="simple" xlink:show="embed" xlink:actuate="onLoad" draw:mime-type="image/jpeg">
            <text:p/>
          </draw:image>
        </draw:frame>
        <draw:frame draw:style-name="gr1" draw:text-style-name="P2" draw:layer="layout" svg:width="3.202cm" svg:height="3.191cm" svg:x="4.422cm" svg:y="4.751cm">
          <draw:image xlink:href="Pictures/10000000000000C1000000C18C8D71FDF6981A45.jpg" xlink:type="simple" xlink:show="embed" xlink:actuate="onLoad" draw:mime-type="image/jpeg">
            <text:p/>
          </draw:image>
        </draw:frame>
        <draw:frame draw:style-name="gr1" draw:text-style-name="P1" draw:layer="layout" svg:width="3.202cm" svg:height="3.193cm" svg:x="4.422cm" svg:y="7.945cm">
          <draw:image xlink:href="Pictures/100000000000009A0000009AE88A0117ADFEDC0F.jpg" xlink:type="simple" xlink:show="embed" xlink:actuate="onLoad" draw:mime-type="image/jpeg">
            <text:p/>
          </draw:image>
        </draw:frame>
        <draw:frame draw:style-name="gr1" draw:text-style-name="P1" draw:layer="layout" svg:width="3.204cm" svg:height="3.193cm" svg:x="4.415cm" svg:y="1.571cm">
          <draw:image xlink:href="Pictures/10000000000000D8000000D87317F1790B2D31B5.jpg" xlink:type="simple" xlink:show="embed" xlink:actuate="onLoad" draw:mime-type="image/jpeg">
            <text:p/>
          </draw:image>
        </draw:frame>
        <draw:frame draw:style-name="gr1" draw:text-style-name="P1" draw:layer="layout" svg:width="3.21cm" svg:height="3.193cm" svg:x="7.546cm" svg:y="7.945cm">
          <draw:image xlink:href="Pictures/100000000000005300000053DB3DE625CA8C9C2E.jpg" xlink:type="simple" xlink:show="embed" xlink:actuate="onLoad" draw:mime-type="image/jpeg">
            <text:p/>
          </draw:image>
        </draw:frame>
        <draw:frame draw:style-name="gr1" draw:text-style-name="P1" draw:layer="layout" svg:width="3.21cm" svg:height="3.191cm" svg:x="7.546cm" svg:y="4.755cm">
          <draw:image xlink:href="Pictures/100000000000011500000115E4DFFAFE7D49F905.jpg" xlink:type="simple" xlink:show="embed" xlink:actuate="onLoad" draw:mime-type="image/jpeg">
            <text:p/>
          </draw:image>
        </draw:frame>
        <draw:frame draw:style-name="gr1" draw:text-style-name="P1" draw:layer="layout" svg:width="3.21cm" svg:height="3.193cm" svg:x="7.544cm" svg:y="1.562cm">
          <draw:image xlink:href="Pictures/10000000000001070000010710DAF68D9E2CDEA8.jpg" xlink:type="simple" xlink:show="embed" xlink:actuate="onLoad" draw:mime-type="image/jpeg">
            <text:p/>
          </draw:image>
        </draw:frame>
        <draw:frame draw:style-name="gr1" draw:text-style-name="P1" draw:layer="layout" svg:width="3.212cm" svg:height="3.193cm" svg:x="10.716cm" svg:y="7.945cm">
          <draw:image xlink:href="Pictures/10000000000000B8000000B82C914A1371B063F7.jpg" xlink:type="simple" xlink:show="embed" xlink:actuate="onLoad" draw:mime-type="image/jpeg">
            <text:p/>
          </draw:image>
        </draw:frame>
        <draw:frame draw:style-name="gr1" draw:text-style-name="P1" draw:layer="layout" svg:width="3.212cm" svg:height="3.191cm" svg:x="10.716cm" svg:y="4.755cm">
          <draw:image xlink:href="Pictures/100000000000012D0000012DF819A87285A0E6F9.jpg" xlink:type="simple" xlink:show="embed" xlink:actuate="onLoad" draw:mime-type="image/jpeg">
            <text:p/>
          </draw:image>
        </draw:frame>
        <draw:frame draw:style-name="gr1" draw:text-style-name="P1" draw:layer="layout" svg:width="3.213cm" svg:height="3.193cm" svg:x="10.724cm" svg:y="1.562cm">
          <draw:image xlink:href="Pictures/100000000000013E0000013E62DEC538B859D9CD.jpg" xlink:type="simple" xlink:show="embed" xlink:actuate="onLoad" draw:mime-type="image/jpeg">
            <text:p/>
          </draw:image>
        </draw:frame>
        <draw:frame draw:style-name="gr1" draw:text-style-name="P1" draw:layer="layout" svg:width="3.212cm" svg:height="3.218cm" svg:x="14.012cm" svg:y="1.567cm">
          <draw:image xlink:href="Pictures/1000000000000031000000314A818C88DE9782C7.jpg" xlink:type="simple" xlink:show="embed" xlink:actuate="onLoad" draw:mime-type="image/jpeg">
            <text:p/>
          </draw:image>
        </draw:frame>
        <draw:frame draw:style-name="gr1" draw:text-style-name="P2" draw:layer="layout" svg:width="3.212cm" svg:height="3.217cm" svg:x="14.012cm" svg:y="7.921cm">
          <draw:image xlink:href="Pictures/100000000000014300000143F4DF6C3D14A99958.jpg" xlink:type="simple" xlink:show="embed" xlink:actuate="onLoad" draw:mime-type="image/jpeg">
            <text:p/>
          </draw:image>
        </draw:frame>
        <draw:frame draw:style-name="gr1" draw:text-style-name="P1" draw:layer="layout" svg:width="3.212cm" svg:height="3.213cm" svg:x="14.012cm" svg:y="4.753cm">
          <draw:image xlink:href="Pictures/100000000000008700000087075748D47D6297EB.jpg" xlink:type="simple" xlink:show="embed" xlink:actuate="onLoad" draw:mime-type="image/jpeg">
            <text:p/>
          </draw:image>
        </draw:frame>
        <draw:frame draw:style-name="gr1" draw:text-style-name="P1" draw:layer="layout" svg:width="3.21cm" svg:height="3.217cm" svg:x="17.164cm" svg:y="1.562cm">
          <draw:image xlink:href="Pictures/10000000000000AA000000AA169E8A5191A9C520.jpg" xlink:type="simple" xlink:show="embed" xlink:actuate="onLoad" draw:mime-type="image/jpeg">
            <text:p/>
          </draw:image>
        </draw:frame>
        <draw:frame draw:style-name="gr1" draw:text-style-name="P1" draw:layer="layout" svg:width="3.21cm" svg:height="3.213cm" svg:x="17.164cm" svg:y="4.76cm">
          <draw:image xlink:href="Pictures/100000000000007200000072DB91A7D6C61C79BB.jpg" xlink:type="simple" xlink:show="embed" xlink:actuate="onLoad" draw:mime-type="image/jpeg">
            <text:p/>
          </draw:image>
        </draw:frame>
        <draw:frame draw:style-name="gr1" draw:text-style-name="P2" draw:layer="layout" svg:width="3.21cm" svg:height="3.216cm" svg:x="17.164cm" svg:y="7.917cm">
          <draw:image xlink:href="Pictures/100000000000008600000086762BAAE78A86E7C2.jpg" xlink:type="simple" xlink:show="embed" xlink:actuate="onLoad" draw:mime-type="image/jpeg">
            <text:p/>
          </draw:image>
        </draw:frame>
        <draw:frame draw:style-name="gr1" draw:text-style-name="P1" draw:layer="layout" svg:width="3.202cm" svg:height="3.217cm" svg:x="20.296cm" svg:y="1.562cm">
          <draw:image xlink:href="Pictures/100000000000006A0000006AF219721FE07A2F50.jpg" xlink:type="simple" xlink:show="embed" xlink:actuate="onLoad" draw:mime-type="image/jpeg">
            <text:p/>
          </draw:image>
        </draw:frame>
        <draw:frame draw:style-name="gr1" draw:text-style-name="P1" draw:layer="layout" svg:width="3.202cm" svg:height="3.213cm" svg:x="20.296cm" svg:y="4.76cm">
          <draw:image xlink:href="Pictures/1000000000000057000000570416FB1202A14A21.jpg" xlink:type="simple" xlink:show="embed" xlink:actuate="onLoad" draw:mime-type="image/jpeg">
            <text:p/>
          </draw:image>
        </draw:frame>
        <draw:frame draw:style-name="gr1" draw:text-style-name="P1" draw:layer="layout" svg:width="3.202cm" svg:height="3.216cm" svg:x="20.296cm" svg:y="7.917cm">
          <draw:image xlink:href="Pictures/100000000000007800000078CA7792CD87E9123E.jpg" xlink:type="simple" xlink:show="embed" xlink:actuate="onLoad" draw:mime-type="image/jpeg">
            <text:p/>
          </draw:image>
        </draw:frame>
        <draw:frame draw:style-name="gr1" draw:text-style-name="P1" draw:layer="layout" svg:width="3.213cm" svg:height="3.213cm" svg:x="23.457cm" svg:y="4.76cm">
          <draw:image xlink:href="Pictures/100000000000006200000062B1B08EF3F658E64D.jpg" xlink:type="simple" xlink:show="embed" xlink:actuate="onLoad" draw:mime-type="image/jpeg">
            <text:p/>
          </draw:image>
        </draw:frame>
        <draw:frame draw:style-name="gr1" draw:text-style-name="P1" draw:layer="layout" svg:width="3.213cm" svg:height="3.217cm" svg:x="23.457cm" svg:y="1.562cm">
          <draw:image xlink:href="Pictures/100000000000006E0000006E4D3B6DCBCFC472F1.jpg" xlink:type="simple" xlink:show="embed" xlink:actuate="onLoad" draw:mime-type="image/jpeg">
            <text:p/>
          </draw:image>
        </draw:frame>
        <draw:frame draw:style-name="gr1" draw:text-style-name="P1" draw:layer="layout" svg:width="3.212cm" svg:height="3.216cm" svg:x="23.438cm" svg:y="7.917cm">
          <draw:image xlink:href="Pictures/1000000000000062000000621A5E7A58223EB02E.jpg" xlink:type="simple" xlink:show="embed" xlink:actuate="onLoad" draw:mime-type="image/jpe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.2cm" svg:height="3.2cm" svg:x="14.005cm" svg:y="4.759cm">
          <draw:image xlink:href="Pictures/10000000000001350000017FECEFB4C334FF5C0B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4.005cm" svg:y="1.559cm">
          <draw:image xlink:href="Pictures/10000000000001350000018A96FD09479BF458B8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4.005cm" svg:y="7.934cm">
          <draw:image xlink:href="Pictures/10000000000001350000018488CE7449BB8F6E51.jpg" xlink:type="simple" xlink:show="embed" xlink:actuate="onLoad" draw:mime-type="image/jpeg">
            <text:p/>
          </draw:image>
        </draw:frame>
        <draw:frame draw:style-name="gr5" draw:text-style-name="P3" draw:layer="layout" svg:width="0.853cm" svg:height="0.962cm" svg:x="-22.078cm" svg:y="-6.35cm">
          <draw:text-box>
            <text:p>2</text:p>
          </draw:text-box>
        </draw:frame>
        <draw:frame draw:style-name="gr1" draw:text-style-name="P1" draw:layer="layout" svg:width="3.2cm" svg:height="3.2cm" svg:x="4.404cm" svg:y="7.934cm">
          <draw:image xlink:href="Pictures/10000000000001350000017B203B978D67DFF821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4.404cm" svg:y="1.559cm">
          <draw:image xlink:href="Pictures/10000000000001350000017B7D9021C546E46E8B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4.404cm" svg:y="4.759cm">
          <draw:image xlink:href="Pictures/100000000000013500000188F1B0ECE7B879A0EC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7.154cm" svg:y="7.934cm">
          <draw:image xlink:href="Pictures/10000000000001350000015469422DA378F3450A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7.154cm" svg:y="1.559cm">
          <draw:image xlink:href="Pictures/10000000000001290000016F94D579CE3B596153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7.154cm" svg:y="4.759cm">
          <draw:image xlink:href="Pictures/1000000000000135000001855CBC67F790C5E90B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.279cm" svg:y="7.934cm">
          <draw:image xlink:href="Pictures/100000000000013500000173556E63344B08F7EF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.279cm" svg:y="4.759cm">
          <draw:image xlink:href="Pictures/100000000000013500000187E69CC7AA327BCDA8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.279cm" svg:y="1.559cm">
          <draw:image xlink:href="Pictures/10000000000001350000018E0BC890AF3A78DA83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7.553cm" svg:y="4.759cm">
          <draw:image xlink:href="Pictures/1000000000000132000001696B25193553512C51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7.553cm" svg:y="7.934cm">
          <draw:image xlink:href="Pictures/100000000000012E000001330CC7978F9E1FDCDF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7.553cm" svg:y="1.559cm">
          <draw:image xlink:href="Pictures/10000000000001330000017DF5B67ACFE05D20F7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20.304cm" svg:y="7.934cm">
          <draw:image xlink:href="Pictures/10000000000001240000012CFF8AE307AFA2C0BC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20.304cm" svg:y="4.759cm">
          <draw:image xlink:href="Pictures/100000000000012F00000174FE5CBCF8452DAFB1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20.304cm" svg:y="1.559cm">
          <draw:image xlink:href="Pictures/1000000000000132000001883FF4E91938DF44E9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0.728cm" svg:y="7.934cm">
          <draw:image xlink:href="Pictures/10000000000001350000018E44192CF422D0D0FD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0.728cm" svg:y="4.759cm">
          <draw:image xlink:href="Pictures/100000000000013500000178AA0774606E7C83A8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10.728cm" svg:y="1.559cm">
          <draw:image xlink:href="Pictures/10000000000001350000018D615ADFC749A459FC.jpg" xlink:type="simple" xlink:show="embed" xlink:actuate="onLoad" draw:mime-type="image/jpeg">
            <text:p/>
          </draw:image>
        </draw:frame>
        <draw:frame draw:style-name="gr6" draw:text-style-name="P3" draw:layer="layout" svg:width="1.205cm" svg:height="0.962cm" svg:x="53.452cm" svg:y="-4.359cm">
          <draw:text-box>
            <text:p>80</text:p>
          </draw:text-box>
        </draw:frame>
        <draw:frame draw:style-name="gr1" draw:text-style-name="P1" draw:layer="layout" svg:width="3.2cm" svg:height="3.2cm" svg:x="23.454cm" svg:y="7.934cm">
          <draw:image xlink:href="Pictures/100000000000012F0000017868156CB692237DBD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23.454cm" svg:y="4.759cm">
          <draw:image xlink:href="Pictures/10000000000001330000017D7D56C3D9E1C09F10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3.2cm" svg:x="23.454cm" svg:y="1.559cm">
          <draw:image xlink:href="Pictures/10000000000001350000018EEC0A91278ECE13FD.jpg" xlink:type="simple" xlink:show="embed" xlink:actuate="onLoad" draw:mime-type="image/jpeg">
            <text:p/>
          </draw:image>
        </draw:frame>
      </draw:page>
      <draw:page draw:name="page4" draw:style-name="dp1" draw:master-page-name="Default">
        <draw:g>
          <draw:line draw:style-name="gr7" draw:text-style-name="P1" draw:layer="layout" svg:x1="21.694cm" svg:y1="8.529cm" svg:x2="23.523cm" svg:y2="8.515cm">
            <text:p/>
          </draw:line>
          <draw:line draw:style-name="gr7" draw:text-style-name="P1" draw:layer="layout" svg:x1="17.926cm" svg:y1="8.535cm" svg:x2="20.237cm" svg:y2="8.529cm">
            <text:p/>
          </draw:line>
          <draw:line draw:style-name="gr7" draw:text-style-name="P1" draw:layer="layout" svg:x1="17.956cm" svg:y1="3.831cm" svg:x2="23.515cm" svg:y2="3.794cm">
            <text:p/>
          </draw:line>
          <draw:line draw:style-name="gr7" draw:text-style-name="P1" draw:layer="layout" svg:x1="6.393cm" svg:y1="8.529cm" svg:x2="17.759cm" svg:y2="8.529cm">
            <text:p/>
          </draw:line>
          <draw:custom-shape draw:style-name="gr8" draw:text-style-name="P4" draw:layer="layout" svg:width="4.255cm" svg:height="1.572cm" draw:transform="rotate (1.5707963267949) translate (7.683cm 10.63cm)">
            <text:p text:style-name="P4"><text:span text:style-name="T1">Conv</text:span></text:p>
            <text:p text:style-name="P4"><text:span text:style-name="T1">(3x3x3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4.255cm" svg:height="1.571cm" draw:transform="rotate (1.5707963267949) translate (9.408cm 10.63cm)">
            <text:p text:style-name="P4"><text:span text:style-name="T1">Batch N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4.255cm" svg:height="1.572cm" draw:transform="rotate (1.5707963267949) translate (11.129cm 10.63cm)">
            <text:p text:style-name="P4"><text:span text:style-name="T1">ReL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5.829cm" svg:height="5.1cm" svg:x="7.256cm" svg:y="5.9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3.719cm" svg:height="0.914cm" svg:x="2.24cm" svg:y="5.722cm">
            <draw:text-box>
              <text:p><text:span text:style-name="T1">160 x 160 x 3</text:span></text:p>
            </draw:text-box>
          </draw:frame>
          <draw:custom-shape draw:style-name="gr13" draw:text-style-name="P5" draw:layer="layout" svg:width="4.254cm" svg:height="1.573cm" draw:transform="rotate (1.5707963267949) translate (13.39cm 10.642cm)">
            <text:p text:style-name="P4"><text:span text:style-name="T1">Flatt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xml:id="id1" draw:id="id1" draw:layer="layout" svg:width="4.254cm" svg:height="1.572cm" draw:transform="rotate (1.5707963267949) translate (15.109cm 10.642cm)">
            <text:p text:style-name="P4"><text:span text:style-name="T1">Dense (1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4.254cm" svg:height="1.573cm" draw:transform="rotate (1.5707963267949) translate (17.76cm 10.642cm)">
            <text:p text:style-name="P4"><text:span text:style-name="T1">Age Classif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4.254cm" svg:height="1.572cm" draw:transform="rotate (1.5707963267949) translate (20.237cm 10.642cm)">
            <text:p text:style-name="P4"><text:span text:style-name="T1">Age Regr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9" xml:id="id2" draw:id="id2" draw:layer="layout" svg:width="4.254cm" svg:height="1.573cm" draw:transform="rotate (1.5707963267949) translate (17.76cm 5.979cm)">
            <text:p text:style-name="P4"><text:span text:style-name="T1">Gender Outp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8" draw:text-style-name="P1" draw:layer="layout" svg:x1="15.895cm" svg:y1="6.388cm" svg:x2="17.76cm" svg:y2="3.852cm" draw:start-shape="id1" draw:start-glue-point="1" draw:end-shape="id2" draw:end-glue-point="0" svg:d="M15895 6388v-2536h1865" svg:viewBox="0 0 1866 2537">
            <text:p/>
          </draw:connector>
          <draw:frame draw:style-name="gr1" draw:text-style-name="P1" draw:layer="layout" svg:width="4.255cm" svg:height="4.254cm" svg:x="2.546cm" svg:y="6.388cm">
            <draw:image xlink:href="Pictures/100000000000004F0000004FB6F5806EDC0503ED.jpg" xlink:type="simple" xlink:show="embed" xlink:actuate="onLoad" draw:mime-type="image/jpeg">
              <text:p/>
            </draw:image>
          </draw:frame>
          <draw:frame draw:style-name="gr19" draw:text-style-name="P10" draw:layer="layout" svg:width="1.304cm" svg:height="1.095cm" svg:x="23.668cm" svg:y="7.932cm">
            <draw:text-box>
              <text:p><text:span text:style-name="T2">29</text:span></text:p>
            </draw:text-box>
          </draw:frame>
          <draw:frame draw:style-name="gr20" draw:text-style-name="P10" draw:layer="layout" svg:width="2.077cm" svg:height="1.094cm" svg:x="23.624cm" svg:y="3.198cm">
            <draw:text-box>
              <text:p><text:span text:style-name="T2">Male</text:span></text:p>
            </draw:text-box>
          </draw:frame>
        </draw:g>
      </draw:page>
      <draw:page draw:name="page5" draw:style-name="dp1" draw:master-page-name="Default">
        <draw:g>
          <draw:line draw:style-name="gr7" draw:text-style-name="P1" draw:layer="layout" svg:x1="19.304cm" svg:y1="16.743cm" svg:x2="12.7cm" svg:y2="16.743cm">
            <text:p/>
          </draw:line>
          <draw:line draw:style-name="gr7" draw:text-style-name="P1" draw:layer="layout" svg:x1="25.454cm" svg:y1="11.031cm" svg:x2="18.034cm" svg:y2="11.056cm">
            <text:p/>
          </draw:line>
          <draw:line draw:style-name="gr7" draw:text-style-name="P1" draw:layer="layout" svg:x1="14.53cm" svg:y1="11.063cm" svg:x2="12.701cm" svg:y2="11.063cm">
            <text:p/>
          </draw:line>
          <draw:line draw:style-name="gr7" draw:text-style-name="P1" draw:layer="layout" svg:x1="17.875cm" svg:y1="11.056cm" svg:x2="15.564cm" svg:y2="11.056cm">
            <text:p/>
          </draw:line>
          <draw:line draw:style-name="gr7" draw:text-style-name="P1" draw:layer="layout" svg:x1="5.456cm" svg:y1="4.946cm" svg:x2="27.241cm" svg:y2="4.946cm">
            <text:p/>
          </draw:line>
          <draw:custom-shape draw:style-name="gr8" draw:text-style-name="P4" draw:layer="layout" svg:width="4.255cm" svg:height="1.572cm" draw:transform="rotate (1.5707963267949) translate (6.746cm 7.047cm)">
            <text:p text:style-name="P4"><text:span text:style-name="T1">Conv</text:span></text:p>
            <text:p text:style-name="P4"><text:span text:style-name="T1">(3x3x3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4.255cm" svg:height="1.571cm" draw:transform="rotate (1.5707963267949) translate (8.471cm 7.047cm)">
            <text:p text:style-name="P4"><text:span text:style-name="T1">Batch N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4.255cm" svg:height="1.572cm" draw:transform="rotate (1.5707963267949) translate (10.192cm 7.047cm)">
            <text:p text:style-name="P4"><text:span text:style-name="T1">ReL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7.62cm" svg:height="5.1cm" svg:x="6.319cm" svg:y="2.3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3.719cm" svg:height="0.914cm" svg:x="1.308cm" svg:y="2.17cm">
            <draw:text-box>
              <text:p><text:span text:style-name="T1">160 x 160 x 3</text:span></text:p>
            </draw:text-box>
          </draw:frame>
          <draw:custom-shape draw:style-name="gr13" draw:text-style-name="P5" xml:id="id3" draw:id="id3" draw:layer="layout" svg:width="4.254cm" svg:height="1.573cm" draw:transform="rotate (1.5707963267949) translate (27.298cm 7.055cm)">
            <text:p text:style-name="P4"><text:span text:style-name="T1">Flatt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xml:id="id4" draw:id="id4" draw:layer="layout" svg:width="4.254cm" svg:height="1.572cm" draw:transform="rotate (1.5707963267949) translate (24.155cm 13.151cm)">
            <text:p text:style-name="P4"><text:span text:style-name="T1">Dense (102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8" draw:layer="layout" svg:width="4.254cm" svg:height="1.573cm" draw:transform="rotate (1.5707963267949) translate (14.006cm 13.151cm)">
            <text:p text:style-name="P4"><text:span text:style-name="T1">Age Regr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4.254cm" svg:height="1.572cm" draw:transform="rotate (1.5707963267949) translate (16.462cm 13.151cm)">
            <text:p text:style-name="P4"><text:span text:style-name="T1">Age Classif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9" draw:layer="layout" svg:width="4.254cm" svg:height="1.573cm" draw:transform="rotate (1.5707963267949) translate (18.986cm 18.55cm)">
            <text:p text:style-name="P4"><text:span text:style-name="T1">Gender Outp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4.255cm" svg:height="4.254cm" svg:x="1.609cm" svg:y="2.805cm">
            <draw:image xlink:href="Pictures/100000000000004F0000004FB6F5806EDC0503ED.jpg" xlink:type="simple" xlink:show="embed" xlink:actuate="onLoad" draw:mime-type="image/jpeg">
              <text:p/>
            </draw:image>
          </draw:frame>
          <draw:frame draw:style-name="gr19" draw:text-style-name="P10" draw:layer="layout" svg:width="1.304cm" svg:height="1.095cm" svg:x="11.184cm" svg:y="10.596cm">
            <draw:text-box>
              <text:p><text:span text:style-name="T2">29</text:span></text:p>
            </draw:text-box>
          </draw:frame>
          <draw:frame draw:style-name="gr20" draw:text-style-name="P10" draw:layer="layout" svg:width="2.077cm" svg:height="1.094cm" svg:x="10.484cm" svg:y="16.197cm">
            <draw:text-box>
              <text:p><text:span text:style-name="T2">Male</text:span></text:p>
            </draw:text-box>
          </draw:frame>
          <draw:custom-shape draw:style-name="gr10" draw:text-style-name="P5" draw:layer="layout" svg:width="4.255cm" svg:height="1.572cm" draw:transform="rotate (1.5707963267949) translate (11.932cm 7.052cm)">
            <text:p text:style-name="P4"><text:span text:style-name="T1">Avg Pool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4" draw:text-style-name="P4" draw:layer="layout" svg:width="4.255cm" svg:height="0.234cm" draw:transform="rotate (1.5707963267949) translate (14.33cm 7.0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4.255cm" svg:height="0.236cm" draw:transform="rotate (1.5707963267949) translate (14.589cm 7.0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4.255cm" svg:height="0.235cm" draw:transform="rotate (1.5707963267949) translate (14.848cm 7.0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4.255cm" svg:height="0.234cm" draw:transform="rotate (1.5707963267949) translate (15.112cm 7.0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4" draw:layer="layout" svg:width="4.255cm" svg:height="0.237cm" draw:transform="rotate (1.5707963267949) translate (15.659cm 7.0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4.255cm" svg:height="0.236cm" draw:transform="rotate (1.5707963267949) translate (15.918cm 7.0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4.255cm" svg:height="0.236cm" draw:transform="rotate (1.5707963267949) translate (16.177cm 7.0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4.255cm" svg:height="0.237cm" draw:transform="rotate (1.5707963267949) translate (16.438cm 7.0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4" draw:layer="layout" svg:width="4.255cm" svg:height="0.237cm" draw:transform="rotate (1.5707963267949) translate (16.999cm 7.0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4.255cm" svg:height="0.236cm" draw:transform="rotate (1.5707963267949) translate (17.258cm 7.0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4.255cm" svg:height="0.236cm" draw:transform="rotate (1.5707963267949) translate (17.517cm 7.0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4.255cm" svg:height="0.237cm" draw:transform="rotate (1.5707963267949) translate (17.778cm 7.0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6" draw:text-style-name="P11" draw:layer="layout" svg:width="4.255cm" svg:height="1.572cm" draw:transform="rotate (1.5707963267949) translate (18.975cm 7.048cm)">
            <text:p text:style-name="P4"><text:span text:style-name="T1">Conv</text:span></text:p>
            <text:p text:style-name="P4"><text:span text:style-name="T1">(1x1x3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4.255cm" svg:height="1.571cm" draw:transform="rotate (1.5707963267949) translate (20.7cm 7.048cm)">
            <text:p text:style-name="P4"><text:span text:style-name="T1">Batch N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4.255cm" svg:height="1.572cm" draw:transform="rotate (1.5707963267949) translate (22.421cm 7.048cm)">
            <text:p text:style-name="P4"><text:span text:style-name="T1">ReL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" draw:layer="layout" svg:width="7.62cm" svg:height="5.1cm" svg:x="18.548cm" svg:y="2.3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4.255cm" svg:height="1.572cm" draw:transform="rotate (1.5707963267949) translate (24.161cm 7.053cm)">
            <text:p text:style-name="P4"><text:span text:style-name="T1">Max Pool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4.254cm" svg:height="1.572cm" draw:transform="rotate (1.5707963267949) translate (22.428cm 13.151cm)">
            <text:p text:style-name="P4"><text:span text:style-name="T1">Dropout - B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4.254cm" svg:height="1.572cm" draw:transform="rotate (1.5707963267949) translate (20.701cm 13.151cm)">
            <text:p text:style-name="P4"><text:span text:style-name="T1">Dense (6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9.821cm" svg:y1="11.996cm" svg:x2="19.821cm" svg:y2="14.307cm">
            <text:p/>
          </draw:line>
          <draw:custom-shape draw:style-name="gr14" draw:text-style-name="P5" draw:layer="layout" svg:width="4.254cm" svg:height="1.572cm" draw:transform="rotate (1.5707963267949) translate (18.974cm 13.151cm)">
            <text:p text:style-name="P4"><text:span text:style-name="T1">Dropout - B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8" draw:text-style-name="P1" draw:layer="layout" svg:x1="28.084cm" svg:y1="7.055cm" svg:x2="25.727cm" svg:y2="11.024cm" draw:start-shape="id3" draw:start-glue-point="3" draw:end-shape="id4" draw:end-glue-point="2" svg:d="M28084 7055v3969h-2357" svg:viewBox="0 0 2358 3970">
            <text:p/>
          </draw:connector>
          <draw:custom-shape draw:style-name="gr29" draw:text-style-name="P1" draw:layer="layout" svg:width="4.166cm" svg:height="5.1cm" svg:x="14.106cm" svg:y="2.3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g>
          <draw:line draw:style-name="gr7" draw:text-style-name="P1" draw:layer="layout" svg:x1="2.184cm" svg:y1="4.932cm" svg:x2="21.375cm" svg:y2="4.932cm">
            <text:p/>
          </draw:line>
          <draw:custom-shape draw:style-name="gr30" draw:text-style-name="P5" draw:layer="layout" svg:width="4.017cm" svg:height="1.486cm" draw:transform="rotate (1.5707963267949) translate (21.355cm 6.992cm)">
            <text:p text:style-name="P4"><text:span text:style-name="T1">Flatt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4.019cm" svg:height="1.484cm" draw:transform="rotate (1.5707963267949) translate (2.119cm 6.986cm)">
            <text:p text:style-name="P4"><text:span text:style-name="T1">Conv</text:span></text:p>
            <text:p text:style-name="P4"><text:span text:style-name="T1">(3x3x3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5" draw:layer="layout" svg:width="4.019cm" svg:height="1.484cm" draw:transform="rotate (1.5707963267949) translate (3.748cm 6.986cm)">
            <text:p text:style-name="P4"><text:span text:style-name="T1">Batch N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5" draw:layer="layout" svg:width="4.019cm" svg:height="1.485cm" draw:transform="rotate (1.5707963267949) translate (5.373cm 6.986cm)">
            <text:p text:style-name="P4"><text:span text:style-name="T1">ReL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7.196cm" svg:height="4.817cm" svg:x="1.716cm" svg:y="2.5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5" draw:layer="layout" svg:width="4.018cm" svg:height="1.484cm" draw:transform="rotate (1.5707963267949) translate (7.017cm 6.99cm)">
            <text:p text:style-name="P4"><text:span text:style-name="T1">Avg Pool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6" draw:text-style-name="P4" draw:layer="layout" svg:width="4.019cm" svg:height="0.221cm" draw:transform="rotate (1.5707963267949) translate (9.281cm 6.9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4.019cm" svg:height="0.223cm" draw:transform="rotate (1.5707963267949) translate (9.526cm 6.9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4.019cm" svg:height="0.222cm" draw:transform="rotate (1.5707963267949) translate (9.771cm 6.9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5" draw:layer="layout" svg:width="4.018cm" svg:height="0.221cm" draw:transform="rotate (1.5707963267949) translate (10.02cm 6.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6" draw:text-style-name="P4" draw:layer="layout" svg:width="4.019cm" svg:height="0.223cm" draw:transform="rotate (1.5707963267949) translate (10.537cm 6.9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4.019cm" svg:height="0.223cm" draw:transform="rotate (1.5707963267949) translate (10.781cm 6.9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4.019cm" svg:height="0.223cm" draw:transform="rotate (1.5707963267949) translate (11.026cm 6.9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5" draw:layer="layout" svg:width="4.018cm" svg:height="0.224cm" draw:transform="rotate (1.5707963267949) translate (11.272cm 6.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6" draw:text-style-name="P4" draw:layer="layout" svg:width="4.019cm" svg:height="0.224cm" draw:transform="rotate (1.5707963267949) translate (11.802cm 6.9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4.019cm" svg:height="0.223cm" draw:transform="rotate (1.5707963267949) translate (12.047cm 6.9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4.019cm" svg:height="0.223cm" draw:transform="rotate (1.5707963267949) translate (12.291cm 6.9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5" draw:layer="layout" svg:width="4.018cm" svg:height="0.224cm" draw:transform="rotate (1.5707963267949) translate (12.538cm 6.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9" draw:text-style-name="P11" draw:layer="layout" svg:width="4.019cm" svg:height="1.485cm" draw:transform="rotate (1.5707963267949) translate (13.668cm 6.987cm)">
            <text:p text:style-name="P4"><text:span text:style-name="T1">Conv</text:span></text:p>
            <text:p text:style-name="P4"><text:span text:style-name="T1">(1x1x3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5" draw:layer="layout" svg:width="4.019cm" svg:height="1.483cm" draw:transform="rotate (1.5707963267949) translate (15.298cm 6.987cm)">
            <text:p text:style-name="P4"><text:span text:style-name="T1">Batch N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5" draw:layer="layout" svg:width="4.019cm" svg:height="1.485cm" draw:transform="rotate (1.5707963267949) translate (16.923cm 6.987cm)">
            <text:p text:style-name="P4"><text:span text:style-name="T1">ReL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" draw:layer="layout" svg:width="7.197cm" svg:height="4.817cm" svg:x="13.265cm" svg:y="2.5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5" draw:layer="layout" svg:width="4.018cm" svg:height="1.485cm" draw:transform="rotate (1.5707963267949) translate (18.566cm 6.991cm)">
            <text:p text:style-name="P4"><text:span text:style-name="T1">Max Pool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" draw:layer="layout" svg:width="3.934cm" svg:height="4.817cm" svg:x="9.07cm" svg:y="2.5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" draw:layer="layout" svg:width="23.184cm" svg:height="5.697cm" svg:x="1.095cm" svg:y="2.1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3" draw:layer="layout" svg:width="3.609cm" svg:height="1.343cm" svg:x="11.261cm" svg:y="1.077cm">
            <draw:text-box>
              <text:p text:style-name="P12"><text:span text:style-name="T1">CNN Block</text:span></text:p>
            </draw:text-box>
          </draw:frame>
        </draw:g>
        <draw:g>
          <draw:line draw:style-name="gr46" draw:text-style-name="P1" xml:id="id7" draw:id="id7" draw:layer="layout" svg:x1="7.401cm" svg:y1="16.216cm" svg:x2="11.599cm" svg:y2="16.216cm">
            <text:p/>
          </draw:line>
          <draw:line draw:style-name="gr46" draw:text-style-name="P1" xml:id="id8" draw:id="id8" draw:layer="layout" svg:x1="7.401cm" svg:y1="20.919cm" svg:x2="11.599cm" svg:y2="20.919cm">
            <text:p/>
          </draw:line>
          <draw:line draw:style-name="gr46" draw:text-style-name="P1" xml:id="id5" draw:id="id5" draw:layer="layout" svg:x1="7.412cm" svg:y1="11.512cm" svg:x2="11.61cm" svg:y2="11.512cm">
            <text:p/>
          </draw:line>
          <draw:line draw:style-name="gr7" draw:text-style-name="P1" draw:layer="layout" svg:x1="14.166cm" svg:y1="20.097cm" svg:x2="20.403cm" svg:y2="20.097cm">
            <text:p/>
          </draw:line>
          <draw:line draw:style-name="gr7" draw:text-style-name="P1" draw:layer="layout" svg:x1="13.795cm" svg:y1="16.215cm" svg:x2="17.308cm" svg:y2="16.215cm">
            <text:p/>
          </draw:line>
          <draw:line draw:style-name="gr7" draw:text-style-name="P1" draw:layer="layout" svg:x1="18.673cm" svg:y1="16.214cm" svg:x2="20.4cm" svg:y2="16.214cm">
            <text:p/>
          </draw:line>
          <draw:frame draw:style-name="gr47" draw:text-style-name="P13" draw:layer="layout" svg:width="3.513cm" svg:height="0.863cm" svg:x="3.264cm" svg:y="8.781cm">
            <draw:text-box>
              <text:p text:style-name="P12"><text:span text:style-name="T1">64 x 64 x 3</text:span></text:p>
            </draw:text-box>
          </draw:frame>
          <draw:custom-shape draw:style-name="gr48" draw:text-style-name="P8" draw:layer="layout" svg:width="4.017cm" svg:height="1.486cm" draw:transform="rotate (1.5707963267949) translate (17.338cm 18.312cm)">
            <text:p text:style-name="P4"><text:span text:style-name="T1">Age Regr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" draw:layer="layout" svg:width="4.018cm" svg:height="1.485cm" draw:transform="rotate (1.5707963267949) translate (15.112cm 18.323cm)">
            <text:p text:style-name="P4"><text:span text:style-name="T1">Age Classif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9" draw:layer="layout" svg:width="4.018cm" svg:height="1.486cm" draw:transform="rotate (1.5707963267949) translate (15.114cm 22.607cm)">
            <text:p text:style-name="P4"><text:span text:style-name="T1">Gender Outp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10" draw:layer="layout" svg:width="1.232cm" svg:height="1.034cm" svg:x="20.401cm" svg:y="15.759cm">
            <draw:text-box>
              <text:p><text:span text:style-name="T2">29</text:span></text:p>
            </draw:text-box>
          </draw:frame>
          <draw:frame draw:style-name="gr52" draw:text-style-name="P10" draw:layer="layout" svg:width="1.962cm" svg:height="1.033cm" svg:x="20.349cm" svg:y="19.677cm">
            <draw:text-box>
              <text:p><text:span text:style-name="T2">Male</text:span></text:p>
            </draw:text-box>
          </draw:frame>
          <draw:g>
            <draw:frame draw:style-name="gr53" draw:text-style-name="P1" draw:layer="layout" svg:width="3.994cm" svg:height="4.03cm" svg:x="3.523cm" svg:y="9.489cm">
              <draw:image xlink:href="Pictures/100000000000004F0000004FB6F5806EDC0503ED.jpg" xlink:type="simple" xlink:show="embed" xlink:actuate="onLoad" draw:mime-type="image/jpeg">
                <text:p/>
              </draw:image>
            </draw:frame>
            <draw:custom-shape draw:style-name="gr54" draw:text-style-name="P1" draw:layer="layout" svg:width="4.005cm" svg:height="4.029cm" svg:x="3.524cm" svg:y="9.4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" draw:text-style-name="P1" draw:layer="layout" svg:width="4.019cm" svg:height="4.03cm" svg:x="3.523cm" svg:y="14.146cm">
            <draw:image xlink:href="Pictures/100000000000004F0000004FB6F5806EDC0503ED.jpg" xlink:type="simple" xlink:show="embed" xlink:actuate="onLoad" draw:mime-type="image/jpeg">
              <text:p/>
            </draw:image>
          </draw:frame>
          <draw:custom-shape draw:style-name="gr55" draw:text-style-name="P1" draw:layer="layout" svg:width="3.321cm" svg:height="3.202cm" svg:x="3.902cm" svg:y="14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4.019cm" svg:height="4.029cm" svg:x="3.524cm" svg:y="18.87cm">
            <draw:image xlink:href="Pictures/100000000000004F0000004FB6F5806EDC0503ED.jpg" xlink:type="simple" xlink:show="embed" xlink:actuate="onLoad" draw:mime-type="image/jpeg">
              <text:p/>
            </draw:image>
          </draw:frame>
          <draw:custom-shape draw:style-name="gr56" draw:text-style-name="P1" draw:layer="layout" svg:width="2.344cm" svg:height="2.26cm" svg:x="4.374cm" svg:y="20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13" draw:layer="layout" svg:width="3.513cm" svg:height="0.863cm" svg:x="3.265cm" svg:y="13.503cm">
            <draw:text-box>
              <text:p text:style-name="P12"><text:span text:style-name="T1">64 x 64 x 3</text:span></text:p>
            </draw:text-box>
          </draw:frame>
          <draw:frame draw:style-name="gr57" draw:text-style-name="P13" draw:layer="layout" svg:width="3.513cm" svg:height="0.864cm" svg:x="3.266cm" svg:y="18.225cm">
            <draw:text-box>
              <text:p text:style-name="P12"><text:span text:style-name="T1">64 x 64 x 3</text:span></text:p>
            </draw:text-box>
          </draw:frame>
          <draw:custom-shape draw:style-name="gr58" draw:text-style-name="P14" draw:layer="layout" svg:width="4.006cm" svg:height="1.68cm" draw:transform="rotate (1.5707963267949) translate (8.567cm 13.503cm)">
            <text:p text:style-name="P4"><text:span text:style-name="T2">CNN BLoc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14" draw:layer="layout" svg:width="4.03cm" svg:height="1.68cm" draw:transform="rotate (1.5707963267949) translate (8.534cm 18.181cm)">
            <text:p text:style-name="P4"><text:span text:style-name="T2">CNN BLoc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14" draw:layer="layout" svg:width="4.03cm" svg:height="1.679cm" draw:transform="rotate (1.5707963267949) translate (8.529cm 22.907cm)">
            <text:p text:style-name="P4"><text:span text:style-name="T2">CNN BLoc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5" xml:id="id6" draw:id="id6" draw:layer="layout" svg:width="8.696cm" svg:height="1.485cm" draw:transform="rotate (1.5707963267949) translate (13.113cm 20.568cm)">
            <text:p text:style-name="P4"><text:span text:style-name="T1">Concatenate Extracted Featu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6" draw:text-style-name="P1" draw:layer="layout" draw:type="line" svg:x1="11.61cm" svg:y1="11.512cm" svg:x2="13.113cm" svg:y2="16.22cm" draw:start-shape="id5" draw:start-glue-point="1" draw:end-shape="id6" draw:end-glue-point="0" svg:d="M11610 11512l1503 4708" svg:viewBox="0 0 1504 4709">
            <text:p/>
          </draw:connector>
          <draw:connector draw:style-name="gr62" draw:text-style-name="P1" draw:layer="layout" draw:type="line" svg:x1="11.599cm" svg:y1="16.216cm" svg:x2="13.113cm" svg:y2="16.22cm" draw:start-shape="id7" draw:start-glue-point="1" draw:end-shape="id6" svg:d="M11599 16216l1514 4" svg:viewBox="0 0 1515 5">
            <text:p/>
          </draw:connector>
          <draw:connector draw:style-name="gr46" draw:text-style-name="P1" draw:layer="layout" draw:type="line" svg:x1="11.599cm" svg:y1="20.919cm" svg:x2="13.113cm" svg:y2="16.22cm" draw:start-shape="id8" draw:start-glue-point="1" draw:end-shape="id6" draw:end-glue-point="0" svg:d="M11599 20919l1514-4699" svg:viewBox="0 0 1515 4700">
            <text:p/>
          </draw:connector>
        </draw:g>
      </draw:page>
      <draw:page draw:name="page7" draw:style-name="dp1" draw:master-page-name="Default">
        <draw:g>
          <draw:line draw:style-name="gr7" draw:text-style-name="P1" draw:layer="layout" svg:x1="2.937cm" svg:y1="7.647cm" svg:x2="12.398cm" svg:y2="7.647cm">
            <text:p/>
          </draw:line>
          <draw:custom-shape draw:style-name="gr63" draw:text-style-name="P17" draw:layer="layout" svg:width="5.08cm" svg:height="1.905cm" svg:x="6.4cm" svg:y="6.695cm">
            <text:p text:style-name="P16"><text:span text:style-name="T2">Real Age: 22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115cm" svg:height="3.709cm" svg:x="2.598cm" svg:y="5.742cm">
            <draw:image xlink:href="Pictures/100000000000012B00000164B59B3B3A8A16F390.jpg" xlink:type="simple" xlink:show="embed" xlink:actuate="onLoad" draw:mime-type="image/jpeg">
              <text:p/>
            </draw:image>
          </draw:frame>
          <draw:frame draw:style-name="standard" draw:layer="layout" svg:width="2.707cm" svg:height="10.3cm" svg:x="12.476cm" svg:y="2.509cm">
            <table:table table:template-name="green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2"><text:span text:style-name="T1">1</text:span></text:p>
                </table:table-cell>
                <table:table-cell>
                  <text:p text:style-name="P18"><text:span text:style-name="T1">0</text:span></text:p>
                </table:table-cell>
              </table:table-row>
              <table:table-row table:style-name="ro1" table:default-cell-style-name="ce2">
                <table:table-cell>
                  <text:p text:style-name="P18"><text:span text:style-name="T1">...</text:span></text:p>
                </table:table-cell>
                <table:table-cell>
                  <text:p text:style-name="P18"><text:span text:style-name="T1">0</text:span></text:p>
                </table:table-cell>
              </table:table-row>
              <table:table-row table:style-name="ro1" table:default-cell-style-name="ce3">
                <table:table-cell>
                  <text:p text:style-name="P18"><text:span text:style-name="T1">20</text:span></text:p>
                </table:table-cell>
                <table:table-cell>
                  <text:p text:style-name="P18"><text:span text:style-name="T1">0.33</text:span></text:p>
                </table:table-cell>
              </table:table-row>
              <table:table-row table:style-name="ro1" table:default-cell-style-name="ce4">
                <table:table-cell>
                  <text:p text:style-name="P18"><text:span text:style-name="T1">21</text:span></text:p>
                </table:table-cell>
                <table:table-cell>
                  <text:p text:style-name="P18"><text:span text:style-name="T1">0.66</text:span></text:p>
                </table:table-cell>
              </table:table-row>
              <table:table-row table:style-name="ro1" table:default-cell-style-name="ce5">
                <table:table-cell>
                  <text:p text:style-name="P18"><text:span text:style-name="T1">22</text:span></text:p>
                </table:table-cell>
                <table:table-cell>
                  <text:p text:style-name="P18"><text:span text:style-name="T1">0.99</text:span></text:p>
                </table:table-cell>
              </table:table-row>
              <table:table-row table:style-name="ro1" table:default-cell-style-name="ce4">
                <table:table-cell>
                  <text:p text:style-name="P18"><text:span text:style-name="T1">23</text:span></text:p>
                </table:table-cell>
                <table:table-cell>
                  <text:p text:style-name="P18"><text:span text:style-name="T1">0.66</text:span></text:p>
                </table:table-cell>
              </table:table-row>
              <table:table-row table:style-name="ro1" table:default-cell-style-name="ce3">
                <table:table-cell>
                  <text:p text:style-name="P18"><text:span text:style-name="T1">24</text:span></text:p>
                </table:table-cell>
                <table:table-cell>
                  <text:p text:style-name="P18"><text:span text:style-name="T1">0.33</text:span></text:p>
                </table:table-cell>
              </table:table-row>
              <table:table-row table:style-name="ro2" table:default-cell-style-name="ce2">
                <table:table-cell>
                  <text:p text:style-name="P18"><text:span text:style-name="T1">...</text:span></text:p>
                </table:table-cell>
                <table:table-cell>
                  <text:p text:style-name="P18"><text:span text:style-name="T1">0</text:span></text:p>
                </table:table-cell>
              </table:table-row>
              <table:table-row table:style-name="ro2" table:default-cell-style-name="ce1">
                <table:table-cell>
                  <text:p text:style-name="P18"><text:span text:style-name="T1">100</text:span></text:p>
                </table:table-cell>
                <table:table-cell>
                  <text:p text:style-name="P18"><text:span text:style-name="T1">0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</draw:page>
      <draw:page draw:name="page8" draw:style-name="dp1" draw:master-page-name="Default">
        <draw:frame draw:style-name="gr64" draw:text-style-name="P12" draw:layer="layout" svg:width="17.017cm" svg:height="4.599cm" svg:x="0.001cm" svg:y="0.241cm">
          <draw:image xlink:href="Pictures/10000001000006DD000001DB85C0E9F4814E764A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1" draw:text-style-name="P1" draw:layer="layout" svg:width="0.001cm" svg:height="25.4cm" svg:x="2.27cm" svg:y="-3.81cm">
          <draw:image xlink:href="Pictures/10000000000003E8000007D0CD09A6DC1EA0CFB1.jpg" xlink:type="simple" xlink:show="embed" xlink:actuate="onLoad" draw:mime-type="image/jpeg">
            <text:p/>
          </draw:image>
        </draw:frame>
        <draw:g>
          <draw:frame draw:style-name="gr65" draw:text-style-name="P19" draw:layer="layout" svg:width="10.691cm" svg:height="2.62cm" svg:x="1.547cm" svg:y="1.861cm">
            <draw:image xlink:href="Pictures/10000000000003E8000007D0CD09A6DC1EA0CFB1.jpg" xlink:type="simple" xlink:show="embed" xlink:actuate="onLoad" draw:mime-type="image/jpeg">
              <text:p/>
            </draw:image>
          </draw:frame>
          <draw:frame draw:style-name="gr66" draw:text-style-name="P19" draw:layer="layout" svg:width="10.691cm" svg:height="2.625cm" svg:x="1.536cm" svg:y="6.684cm">
            <draw:image xlink:href="Pictures/10000000000003E8000007D0EF759A7C55CE53B4.jpg" xlink:type="simple" xlink:show="embed" xlink:actuate="onLoad" draw:mime-type="image/jpeg">
              <text:p/>
            </draw:image>
          </draw:frame>
          <draw:frame draw:style-name="gr67" draw:text-style-name="P19" draw:layer="layout" svg:width="10.691cm" svg:height="2.62cm" svg:x="1.536cm" svg:y="4.2cm">
            <draw:image xlink:href="Pictures/10000000000003E8000007D04056E168BDB5F6C3.jpg" xlink:type="simple" xlink:show="embed" xlink:actuate="onLoad" draw:mime-type="image/jpeg">
              <text:p/>
            </draw:image>
          </draw:frame>
          <draw:frame draw:style-name="gr66" draw:text-style-name="P19" draw:layer="layout" svg:width="10.691cm" svg:height="2.66cm" svg:x="11.745cm" svg:y="1.837cm">
            <draw:image xlink:href="Pictures/10000000000003E8000007D029A87A62CFF7F378.jpg" xlink:type="simple" xlink:show="embed" xlink:actuate="onLoad" draw:mime-type="image/jpeg">
              <text:p/>
            </draw:image>
          </draw:frame>
          <draw:frame draw:style-name="gr66" draw:text-style-name="P19" draw:layer="layout" svg:width="10.691cm" svg:height="2.625cm" svg:x="11.764cm" svg:y="6.684cm">
            <draw:image xlink:href="Pictures/10000000000003E8000007D01C310F5E0EA071AF.jpg" xlink:type="simple" xlink:show="embed" xlink:actuate="onLoad" draw:mime-type="image/jpeg">
              <text:p/>
            </draw:image>
          </draw:frame>
          <draw:frame draw:style-name="gr66" draw:text-style-name="P19" draw:layer="layout" svg:width="10.691cm" svg:height="2.62cm" svg:x="11.745cm" svg:y="4.195cm">
            <draw:image xlink:href="Pictures/10000000000003E8000007D0009B0638A7B2F42D.jpg" xlink:type="simple" xlink:show="embed" xlink:actuate="onLoad" draw:mime-type="image/jpeg">
              <text:p/>
            </draw:image>
          </draw:frame>
        </draw:g>
        <draw:frame draw:style-name="gr68" draw:text-style-name="P20" draw:layer="layout" svg:width="1.035cm" svg:height="0.755cm" svg:x="6.58cm" svg:y="1.052cm">
          <draw:text-box>
            <text:p><text:span text:style-name="T3">FL</text:span></text:p>
          </draw:text-box>
        </draw:frame>
        <draw:frame draw:style-name="gr69" draw:text-style-name="P20" draw:layer="layout" svg:width="1.112cm" svg:height="0.755cm" svg:x="16.74cm" svg:y="1.05cm">
          <draw:text-box>
            <text:p><text:span text:style-name="T3">KL</text:span></text:p>
          </draw:text-box>
        </draw:frame>
        <draw:frame draw:style-name="gr70" draw:text-style-name="P20" draw:layer="layout" svg:width="1.391cm" svg:height="0.755cm" svg:x="0.89cm" svg:y="2.837cm">
          <draw:text-box>
            <text:p><text:span text:style-name="T3">Base</text:span></text:p>
          </draw:text-box>
        </draw:frame>
        <draw:frame draw:style-name="gr71" draw:text-style-name="P20" draw:layer="layout" svg:width="1.95cm" svg:height="0.755cm" svg:x="0.9cm" svg:y="5.08cm">
          <draw:text-box>
            <text:p><text:span text:style-name="T3">D-CNN</text:span></text:p>
          </draw:text-box>
        </draw:frame>
        <draw:frame draw:style-name="gr72" draw:text-style-name="P20" draw:layer="layout" svg:width="2.026cm" svg:height="0.755cm" svg:x="0.89cm" svg:y="7.747cm">
          <draw:text-box>
            <text:p><text:span text:style-name="T3">M-CNN</text:span></text:p>
          </draw:text-box>
        </draw:frame>
      </draw:page>
      <draw:page draw:name="page10" draw:style-name="dp1" draw:master-page-name="Default">
        <draw:frame draw:style-name="gr65" draw:text-style-name="P19" draw:layer="layout" svg:width="10.691cm" svg:height="2.62cm" svg:x="-16.041cm" svg:y="11.795cm">
          <draw:image xlink:href="Pictures/10000000000003E8000007D0CD09A6DC1EA0CFB1.jpg" xlink:type="simple" xlink:show="embed" xlink:actuate="onLoad" draw:mime-type="image/jpeg">
            <text:p/>
          </draw:image>
        </draw:frame>
        <draw:frame draw:style-name="gr66" draw:text-style-name="P19" draw:layer="layout" svg:width="10.691cm" svg:height="2.625cm" svg:x="-13.287cm" svg:y="10.757cm">
          <draw:image xlink:href="Pictures/10000000000003E8000007D0EF759A7C55CE53B4.jpg" xlink:type="simple" xlink:show="embed" xlink:actuate="onLoad" draw:mime-type="image/jpeg">
            <text:p/>
          </draw:image>
        </draw:frame>
        <draw:frame draw:style-name="gr67" draw:text-style-name="P19" draw:layer="layout" svg:width="10.691cm" svg:height="2.62cm" svg:x="-13.287cm" svg:y="9.492cm">
          <draw:image xlink:href="Pictures/10000000000003E8000007D04056E168BDB5F6C3.jpg" xlink:type="simple" xlink:show="embed" xlink:actuate="onLoad" draw:mime-type="image/jpeg">
            <text:p/>
          </draw:image>
        </draw:frame>
        <draw:frame draw:style-name="gr73" draw:text-style-name="P19" draw:layer="layout" svg:width="12.699cm" svg:height="2.986cm" svg:x="1.8cm" svg:y="1.3cm">
          <draw:image xlink:href="Pictures/10000000000003E8000007D029A87A62CFF7F378.jpg" xlink:type="simple" xlink:show="embed" xlink:actuate="onLoad" draw:mime-type="image/jpeg">
            <text:p/>
          </draw:image>
        </draw:frame>
        <draw:frame draw:style-name="gr74" draw:text-style-name="P19" draw:layer="layout" svg:width="12.529cm" svg:height="2.856cm" svg:x="1.805cm" svg:y="7.09cm">
          <draw:image xlink:href="Pictures/10000000000003E8000007D01C310F5E0EA071AF.jpg" xlink:type="simple" xlink:show="embed" xlink:actuate="onLoad" draw:mime-type="image/jpeg">
            <text:p/>
          </draw:image>
        </draw:frame>
        <draw:frame draw:style-name="gr75" draw:text-style-name="P19" draw:layer="layout" svg:width="12.578cm" svg:height="2.986cm" svg:x="1.806cm" svg:y="4.169cm">
          <draw:image xlink:href="Pictures/10000000000003E8000007D0009B0638A7B2F42D.jpg" xlink:type="simple" xlink:show="embed" xlink:actuate="onLoad" draw:mime-type="image/jpeg">
            <text:p/>
          </draw:image>
        </draw:frame>
        <draw:frame draw:style-name="gr68" draw:text-style-name="P20" draw:layer="layout" svg:width="1.035cm" svg:height="0.755cm" svg:x="-11.542cm" svg:y="-5.152cm">
          <draw:text-box>
            <text:p><text:span text:style-name="T3">FL</text:span></text:p>
          </draw:text-box>
        </draw:frame>
        <draw:frame draw:style-name="gr69" draw:text-style-name="P20" draw:layer="layout" svg:width="1.112cm" svg:height="0.755cm" svg:x="-1.382cm" svg:y="-5.154cm">
          <draw:text-box>
            <text:p><text:span text:style-name="T3">KL</text:span></text:p>
          </draw:text-box>
        </draw:frame>
        <draw:frame draw:style-name="gr70" draw:text-style-name="P20" draw:layer="layout" svg:width="1.391cm" svg:height="0.755cm" svg:x="0.848cm" svg:y="2.15cm">
          <draw:text-box>
            <text:p><text:span text:style-name="T3">Base</text:span></text:p>
          </draw:text-box>
        </draw:frame>
        <draw:frame draw:style-name="gr71" draw:text-style-name="P20" draw:layer="layout" svg:width="1.95cm" svg:height="0.755cm" svg:x="0.848cm" svg:y="5.007cm">
          <draw:text-box>
            <text:p><text:span text:style-name="T3">D-CNN</text:span></text:p>
          </draw:text-box>
        </draw:frame>
        <draw:frame draw:style-name="gr72" draw:text-style-name="P20" draw:layer="layout" svg:width="2.026cm" svg:height="0.755cm" svg:x="0.844cm" svg:y="7.985cm">
          <draw:text-box>
            <text:p><text:span text:style-name="T3">M-CNN</text:span></text:p>
          </draw:text-box>
        </draw:frame>
      </draw:page>
      <draw:page draw:name="page11" draw:style-name="dp1" draw:master-page-name="Default">
        <draw:g>
          <draw:frame draw:style-name="gr76" draw:text-style-name="P1" draw:layer="layout" svg:width="8.605cm" svg:height="13.208cm" svg:x="0.305cm" svg:y="0.674cm">
            <draw:image xlink:href="Pictures/10000000000003E8000007D032C4B5F6B0D71A69.jpg" xlink:type="simple" xlink:show="embed" xlink:actuate="onLoad" draw:mime-type="image/jpeg">
              <text:p/>
            </draw:image>
          </draw:frame>
          <draw:frame draw:style-name="gr76" draw:text-style-name="P1" draw:layer="layout" svg:width="8.605cm" svg:height="13.208cm" svg:x="8.108cm" svg:y="0.674cm">
            <draw:image xlink:href="Pictures/10000000000003E8000007D0010CD04F7A67F3CA.jpg" xlink:type="simple" xlink:show="embed" xlink:actuate="onLoad" draw:mime-type="image/jpe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0cm" fo:margin-bottom="0cm" fo:margin-left="0cm" fo:margin-right="0cm" fo:page-width="17.018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1T23:21:32.685000000</meta:creation-date>
    <dc:date>2022-06-27T14:34:52.338000000</dc:date>
    <meta:editing-duration>P2DT6H11M30S</meta:editing-duration>
    <meta:editing-cycles>19</meta:editing-cycles>
    <meta:generator>LibreOffice/7.3.2.2$Windows_X86_64 LibreOffice_project/49f2b1bff42cfccbd8f788c8dc32c1c309559be0</meta:generator>
    <meta:document-statistic meta:object-count="235"/>
  </office:meta>
</office:document-meta>
</file>